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165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0.2673in"/>
    </style:style>
    <style:style style:name="co7" style:family="table-column">
      <style:table-column-properties fo:break-before="auto" style:column-width="1.6291in"/>
    </style:style>
    <style:style style:name="co8" style:family="table-column">
      <style:table-column-properties fo:break-before="auto" style:column-width="0.3457in"/>
    </style:style>
    <style:style style:name="co9" style:family="table-column">
      <style:table-column-properties fo:break-before="auto" style:column-width="0.3535in"/>
    </style:style>
    <style:style style:name="co10" style:family="table-column">
      <style:table-column-properties fo:break-before="auto" style:column-width="0.3217in"/>
    </style:style>
    <style:style style:name="co11" style:family="table-column">
      <style:table-column-properties fo:break-before="auto" style:column-width="0.3in"/>
    </style:style>
    <style:style style:name="co12" style:family="table-column">
      <style:table-column-properties fo:break-before="auto" style:column-width="0.3638in"/>
    </style:style>
    <style:style style:name="co13" style:family="table-column">
      <style:table-column-properties fo:break-before="auto" style:column-width="1.5756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6" style:family="table-cell" style:parent-style-name="Default"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11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name-complex="Noto Sans Arabic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28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Noto Sans Devanagari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/>
      <style:text-properties fo:font-style="italic" fo:font-weight="bold" style:font-style-asian="italic" style:font-weight-asian="bold" style:font-style-complex="italic" style:font-weight-complex="bold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51" style:family="table-cell" style:parent-style-name="Default">
      <style:text-properties style:font-name="Liberation Sans" fo:font-size="10.5pt" style:font-size-asian="10.5pt" style:font-size-complex="10.5pt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fo:font-size="11pt" style:font-size-asian="11pt" style:font-size-complex="11pt"/>
    </style:style>
    <style:style style:name="ce27" style:family="table-cell" style:parent-style-name="Default">
      <style:text-properties style:font-name="Liberation Sans" fo:font-size="10.5pt" style:text-underline-style="none" fo:font-weight="bold" style:font-size-asian="10.5pt" style:font-weight-asian="bold" style:font-size-complex="10.5pt" style:font-weight-complex="bold"/>
    </style:style>
    <style:style style:name="ce56" style:family="table-cell" style:parent-style-name="Default">
      <style:text-properties style:font-name="Liberation 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30" style:family="table-cell" style:parent-style-name="Default"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3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6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ipip-300_items-NEO'.$B$360:$'ipip-300_items-NEO'.$E$360])" table:allow-empty-cell="false" table:display-list="no" table:base-cell-address="'ipip-300_items-NEO'.B5">
          <table:help-message table:title="Enter &quot;x&quot;, &quot;X&quot;, &quot;y&quot;, or &quot;Y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, "X", "y", or "Y" are valid in this cell!</text:p>
          </table:error-message>
        </table:content-validation>
      </table:content-validations>
      <table:table table:name="ipip-300_items-NE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ce66"/>
        <table:table-column table:style-name="co7" table:default-cell-style-name="Default"/>
        <table:table-column table:style-name="co8" table:number-columns-repeated="2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0" table:default-cell-style-name="ce5"/>
        <table:table-column table:style-name="co12" table:default-cell-style-name="ce5"/>
        <table:table-column table:style-name="co13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300 Item NEO-PI-R Open Source Questionnaire</text:p>
          </table:table-cell>
          <table:covered-table-cell table:style-name="ce1"/>
          <table:covered-table-cell table:number-columns-repeated="4" table:style-name="ce45"/>
          <table:table-cell table:number-columns-repeated="9"/>
          <table:table-cell table:style-name="ce8"/>
        </table:table-row>
        <table:table-row table:style-name="ro2">
          <table:table-cell/>
          <table:table-cell table:style-name="ce43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45"/>
          <table:table-cell table:number-columns-repeated="9"/>
          <table:table-cell table:style-name="ce8"/>
        </table:table-row>
        <table:table-row table:style-name="ro3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/>
          <table:table-cell table:style-name="ce4" table:number-columns-repeated="2"/>
          <table:table-cell table:number-columns-repeated="5"/>
          <table:table-cell table:style-name="ce8"/>
        </table:table-row>
        <table:table-row table:style-name="ro3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 table:style-name="ce2" office:value-type="string" calcext:value-type="string">
            <text:p>Facet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Score For This Item</text:p>
          </table:table-cell>
        </table:table-row>
        <table:table-row table:style-name="ro4">
          <table:table-cell office:value-type="string" calcext:value-type="string">
            <text:p>Look at the bright side of life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]);[.K5];IF(ISTEXT([.C5]);[.L5];IF(ISTEXT([.D5]);[.M5];IF(ISTEXT([.E5]);[.N5];IF(ISTEXT([.F5]);[.O5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Believe that criminals should receive help rather than punishment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]);[.K6];IF(ISTEXT([.C6]);[.L6];IF(ISTEXT([.D6]);[.M6];IF(ISTEXT([.E6]);[.N6];IF(ISTEXT([.F6]);[.O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Can't make up my mind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]);[.K7];IF(ISTEXT([.C7]);[.L7];IF(ISTEXT([.D7]);[.M7];IF(ISTEXT([.E7]);[.N7];IF(ISTEXT([.F7]);[.O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islike talking about myself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]);[.K8];IF(ISTEXT([.C8]);[.L8];IF(ISTEXT([.D8]);[.M8];IF(ISTEXT([.E8]);[.N8];IF(ISTEXT([.F8]);[.O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bothered by messy peopl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]);[.K9];IF(ISTEXT([.C9]);[.L9];IF(ISTEXT([.D9]);[.M9];IF(ISTEXT([.E9]);[.N9];IF(ISTEXT([.F9]);[.O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Obstruct others' plan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]);[.K10];IF(ISTEXT([.C10]);[.L10];IF(ISTEXT([.D10]);[.M10];IF(ISTEXT([.E10]);[.N10];IF(ISTEXT([.F10]);[.O1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Often feel blue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]);[.K11];IF(ISTEXT([.C11]);[.L11];IF(ISTEXT([.D11]);[.M11];IF(ISTEXT([.E11]);[.N11];IF(ISTEXT([.F11]);[.O1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Rarely overindulg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]);[.K12];IF(ISTEXT([.C12]);[.L12];IF(ISTEXT([.D12]);[.M12];IF(ISTEXT([.E12]);[.N12];IF(ISTEXT([.F12]);[.O1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ould never go hang gliding or bungee jumping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]);[.K13];IF(ISTEXT([.C13]);[.L13];IF(ISTEXT([.D13]);[.M13];IF(ISTEXT([.E13]);[.N13];IF(ISTEXT([.F13]);[.O1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ear for the worst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4]);[.K14];IF(ISTEXT([.C14]);[.L14];IF(ISTEXT([.D14]);[.M14];IF(ISTEXT([.E14]);[.N14];IF(ISTEXT([.F14]);[.O14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Turn my back on other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]);[.K15];IF(ISTEXT([.C15]);[.L15];IF(ISTEXT([.D15]);[.M15];IF(ISTEXT([.E15]);[.N15];IF(ISTEXT([.F15]);[.O15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Enjoy thinking about thing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]);[.K16];IF(ISTEXT([.C16]);[.L16];IF(ISTEXT([.D16]);[.M16];IF(ISTEXT([.E16]);[.N16];IF(ISTEXT([.F16]);[.O1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emand quality.</text:p>
          </table:table-cell>
          <table:table-cell table:style-name="ce45" table:content-validation-name="val1" table:number-columns-repeated="2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]);[.K17];IF(ISTEXT([.C17]);[.L17];IF(ISTEXT([.D17]);[.M17];IF(ISTEXT([.E17]);[.N17];IF(ISTEXT([.F17]);[.O17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Like to take my tim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]);[.K18];IF(ISTEXT([.C18]);[.L18];IF(ISTEXT([.D18]);[.M18];IF(ISTEXT([.E18]);[.N18];IF(ISTEXT([.F18]);[.O18];0)))))" office:value-type="float" office:value="2" calcext:value-type="float">
            <text:p>2</text:p>
          </table:table-cell>
        </table:table-row>
        <table:table-row table:style-name="ro4">
          <table:table-cell table:style-name="ce16" office:value-type="string" calcext:value-type="string">
            <text:p>Trust what people say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]);[.K19];IF(ISTEXT([.C19]);[.L19];IF(ISTEXT([.D19]);[.M19];IF(ISTEXT([.E19]);[.N19];IF(ISTEXT([.F19]);[.O1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ndle tasks smoothly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]);[.K20];IF(ISTEXT([.C20]);[.L20];IF(ISTEXT([.D20]);[.M20];IF(ISTEXT([.E20]);[.N20];IF(ISTEXT([.F20]);[.O2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tick to my chosen path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]);[.K21];IF(ISTEXT([.C21]);[.L21];IF(ISTEXT([.D21]);[.M21];IF(ISTEXT([.E21]);[.N21];IF(ISTEXT([.F21]);[.O2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not like concert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]);[.K22];IF(ISTEXT([.C22]);[.L22];IF(ISTEXT([.D22]);[.M22];IF(ISTEXT([.E22]);[.N22];IF(ISTEXT([.F22]);[.O2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Need a push to get started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]);[.K23];IF(ISTEXT([.C23]);[.L23];IF(ISTEXT([.D23]);[.M23];IF(ISTEXT([.E23]);[.N23];IF(ISTEXT([.F23]);[.O2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eadily overcome setback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]);[.K24];IF(ISTEXT([.C24]);[.L24];IF(ISTEXT([.D24]);[.M24];IF(ISTEXT([.E24]);[.N24];IF(ISTEXT([.F24]);[.O2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surprise parties.</text:p>
          </table:table-cell>
          <table:table-cell table:style-name="ce45" table:content-validation-name="val1" table:number-columns-repeated="2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]);[.K25];IF(ISTEXT([.C25]);[.L25];IF(ISTEXT([.D25]);[.M25];IF(ISTEXT([.E25]);[.N25];IF(ISTEXT([.F25]);[.O25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m hard to get to know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]);[.K26];IF(ISTEXT([.C26]);[.L26];IF(ISTEXT([.D26]);[.M26];IF(ISTEXT([.E26]);[.N26];IF(ISTEXT([.F26]);[.O2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angry easily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]);[.K27];IF(ISTEXT([.C27]);[.L27];IF(ISTEXT([.D27]);[.M27];IF(ISTEXT([.E27]);[.N27];IF(ISTEXT([.F27]);[.O27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nterested in many thing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]);[.K28];IF(ISTEXT([.C28]);[.L28];IF(ISTEXT([.D28]);[.M28];IF(ISTEXT([.E28]);[.N28];IF(ISTEXT([.F28]);[.O2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arely notice my emotional reaction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]);[.K29];IF(ISTEXT([.C29]);[.L29];IF(ISTEXT([.D29]);[.M29];IF(ISTEXT([.E29]);[.N29];IF(ISTEXT([.F29]);[.O2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eel that my life lacks direction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]);[.K30];IF(ISTEXT([.C30]);[.L30];IF(ISTEXT([.D30]);[.M30];IF(ISTEXT([.E30]);[.N30];IF(ISTEXT([.F30]);[.O3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the opposite of what is asked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1]);[.K31];IF(ISTEXT([.C31]);[.L31];IF(ISTEXT([.D31]);[.M31];IF(ISTEXT([.E31]);[.N31];IF(ISTEXT([.F31]);[.O3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excitement.</text:p>
          </table:table-cell>
          <table:table-cell table:style-name="ce45" table:content-validation-name="val1" table:number-columns-repeated="2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2]);[.K32];IF(ISTEXT([.C32]);[.L32];IF(ISTEXT([.D32]);[.M32];IF(ISTEXT([.E32]);[.N32];IF(ISTEXT([.F32]);[.O32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Find it difficult to approach other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3]);[.K33];IF(ISTEXT([.C33]);[.L33];IF(ISTEXT([.D33]);[.M33];IF(ISTEXT([.E33]);[.N33];IF(ISTEXT([.F33]);[.O3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nticipate the needs of other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4]);[.K34];IF(ISTEXT([.C34]);[.L34];IF(ISTEXT([.D34]);[.M34];IF(ISTEXT([.E34]);[.N34];IF(ISTEXT([.F34]);[.O3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eave a mess in my room.</text:p>
          </table:table-cell>
          <table:table-cell table:style-name="ce45" table:content-validation-name="val1" table:number-columns-repeated="2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5]);[.K35];IF(ISTEXT([.C35]);[.L35];IF(ISTEXT([.D35]);[.M35];IF(ISTEXT([.E35]);[.N35];IF(ISTEXT([.F35]);[.O35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Make rash decision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6]);[.K36];IF(ISTEXT([.C36]);[.L36];IF(ISTEXT([.D36]);[.M36];IF(ISTEXT([.E36]);[.N36];IF(ISTEXT([.F36]);[.O3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end to vote for liberal political candidate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7]);[.K37];IF(ISTEXT([.C37]);[.L37];IF(ISTEXT([.D37]);[.M37];IF(ISTEXT([.E37]);[.N37];IF(ISTEXT([.F37]);[.O3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ove life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8]);[.K38];IF(ISTEXT([.C38]);[.L38];IF(ISTEXT([.D38]);[.M38];IF(ISTEXT([.E38]);[.N38];IF(ISTEXT([.F38]);[.O3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Know how to get around the rule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9]);[.K39];IF(ISTEXT([.C39]);[.L39];IF(ISTEXT([.D39]);[.M39];IF(ISTEXT([.E39]);[.N39];IF(ISTEXT([.F39]);[.O3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n't worry about things that have already happened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0]);[.K40];IF(ISTEXT([.C40]);[.L40];IF(ISTEXT([.D40]);[.M40];IF(ISTEXT([.E40]);[.N40];IF(ISTEXT([.F40]);[.O4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pend time reflecting on thing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1]);[.K41];IF(ISTEXT([.C41]);[.L41];IF(ISTEXT([.D41]);[.M41];IF(ISTEXT([.E41]);[.N41];IF(ISTEXT([.F41]);[.O41];0)))))" office:value-type="float" office:value="5" calcext:value-type="float">
            <text:p>5</text:p>
          </table:table-cell>
        </table:table-row>
        <table:table-row table:style-name="ro4">
          <table:table-cell table:style-name="ce17" office:value-type="string" calcext:value-type="string">
            <text:p>Distrust people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2]);[.K42];IF(ISTEXT([.C42]);[.L42];IF(ISTEXT([.D42]);[.M42];IF(ISTEXT([.E42]);[.N42];IF(ISTEXT([.F42]);[.O4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see the consequences of thing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3]);[.K43];IF(ISTEXT([.C43]);[.L43];IF(ISTEXT([.D43]);[.M43];IF(ISTEXT([.E43]);[.N43];IF(ISTEXT([.F43]);[.O4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to solve complex problem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4]);[.K44];IF(ISTEXT([.C44]);[.L44];IF(ISTEXT([.D44]);[.M44];IF(ISTEXT([.E44]);[.N44];IF(ISTEXT([.F44]);[.O4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to visit new place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5]);[.K45];IF(ISTEXT([.C45]);[.L45];IF(ISTEXT([.D45]);[.M45];IF(ISTEXT([.E45]);[.N45];IF(ISTEXT([.F45]);[.O4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ork hard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6]);[.K46];IF(ISTEXT([.C46]);[.L46];IF(ISTEXT([.D46]);[.M46];IF(ISTEXT([.E46]);[.N46];IF(ISTEXT([.F46]);[.O4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Often feel uncomfortable around other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7]);[.K47];IF(ISTEXT([.C47]);[.L47];IF(ISTEXT([.D47]);[.M47];IF(ISTEXT([.E47]);[.N47];IF(ISTEXT([.F47]);[.O4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irritated easily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8]);[.K48];IF(ISTEXT([.C48]);[.L48];IF(ISTEXT([.D48]);[.M48];IF(ISTEXT([.E48]);[.N48];IF(ISTEXT([.F48]);[.O4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able to control my craving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9]);[.K49];IF(ISTEXT([.C49]);[.L49];IF(ISTEXT([.D49]);[.M49];IF(ISTEXT([.E49]);[.N49];IF(ISTEXT([.F49]);[.O4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an manage many things at the same tim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0]);[.K50];IF(ISTEXT([.C50]);[.L50];IF(ISTEXT([.D50]);[.M50];IF(ISTEXT([.E50]);[.N50];IF(ISTEXT([.F50]);[.O5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te to seem pushy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1]);[.K51];IF(ISTEXT([.C51]);[.L51];IF(ISTEXT([.D51]);[.M51];IF(ISTEXT([.E51]);[.N51];IF(ISTEXT([.F51]);[.O5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the beauty of nature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2]);[.K52];IF(ISTEXT([.C52]);[.L52];IF(ISTEXT([.D52]);[.M52];IF(ISTEXT([.E52]);[.N52];IF(ISTEXT([.F52]);[.O5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Seek adventur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3]);[.K53];IF(ISTEXT([.C53]);[.L53];IF(ISTEXT([.D53]);[.M53];IF(ISTEXT([.E53]);[.N53];IF(ISTEXT([.F53]);[.O5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ry not to think about the needy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4]);[.K54];IF(ISTEXT([.C54]);[.L54];IF(ISTEXT([.D54]);[.M54];IF(ISTEXT([.E54]);[.N54];IF(ISTEXT([.F54]);[.O5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Keep in the background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5]);[.K55];IF(ISTEXT([.C55]);[.L55];IF(ISTEXT([.D55]);[.M55];IF(ISTEXT([.E55]);[.N55];IF(ISTEXT([.F55]);[.O5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concerned about other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6]);[.K56];IF(ISTEXT([.C56]);[.L56];IF(ISTEXT([.D56]);[.M56];IF(ISTEXT([.E56]);[.N56];IF(ISTEXT([.F56]);[.O5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Get overwhelmed by emotion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7]);[.K57];IF(ISTEXT([.C57]);[.L57];IF(ISTEXT([.D57]);[.M57];IF(ISTEXT([.E57]);[.N57];IF(ISTEXT([.F57]);[.O5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islike being the center of attention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8]);[.K58];IF(ISTEXT([.C58]);[.L58];IF(ISTEXT([.D58]);[.M58];IF(ISTEXT([.E58]);[.N58];IF(ISTEXT([.F58]);[.O5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Experience my emotions intensely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9]);[.K59];IF(ISTEXT([.C59]);[.L59];IF(ISTEXT([.D59]);[.M59];IF(ISTEXT([.E59]);[.N59];IF(ISTEXT([.F59]);[.O5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to stand during the national anthem.</text:p>
          </table:table-cell>
          <table:table-cell table:style-name="ce45" table:content-validation-name="val1" table:number-columns-repeated="2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0]);[.K60];IF(ISTEXT([.C60]);[.L60];IF(ISTEXT([.D60]);[.M60];IF(ISTEXT([.E60]);[.N60];IF(ISTEXT([.F60]);[.O60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Talk to a lot of different people at partie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1]);[.K61];IF(ISTEXT([.C61]);[.L61];IF(ISTEXT([.D61]);[.M61];IF(ISTEXT([.E61]);[.N61];IF(ISTEXT([.F61]);[.O6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ble to stand up for myself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2]);[.K62];IF(ISTEXT([.C62]);[.L62];IF(ISTEXT([.D62]);[.M62];IF(ISTEXT([.E62]);[.N62];IF(ISTEXT([.F62]);[.O62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eave my belongings around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3]);[.K63];IF(ISTEXT([.C63]);[.L63];IF(ISTEXT([.D63]);[.M63];IF(ISTEXT([.E63]);[.N63];IF(ISTEXT([.F63]);[.O6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ct comfortably with other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4]);[.K64];IF(ISTEXT([.C64]);[.L64];IF(ISTEXT([.D64]);[.M64];IF(ISTEXT([.E64]);[.N64];IF(ISTEXT([.F64]);[.O6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uspect hidden motives in other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5]);[.K65];IF(ISTEXT([.C65]);[.L65];IF(ISTEXT([.D65]);[.M65];IF(ISTEXT([.E65]);[.N65];IF(ISTEXT([.F65]);[.O6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void philosophical discussion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6]);[.K66];IF(ISTEXT([.C66]);[.L66];IF(ISTEXT([.D66]);[.M66];IF(ISTEXT([.E66]);[.N66];IF(ISTEXT([.F66]);[.O6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not easily disturbed by event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7]);[.K67];IF(ISTEXT([.C67]);[.L67];IF(ISTEXT([.D67]);[.M67];IF(ISTEXT([.E67]);[.N67];IF(ISTEXT([.F67]);[.O6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Take advantage of other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8]);[.K68];IF(ISTEXT([.C68]);[.L68];IF(ISTEXT([.D68]);[.M68];IF(ISTEXT([.E68]);[.N68];IF(ISTEXT([.F68]);[.O6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not easily amused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9]);[.K69];IF(ISTEXT([.C69]);[.L69];IF(ISTEXT([.D69]);[.M69];IF(ISTEXT([.E69]);[.N69];IF(ISTEXT([.F69]);[.O6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hoose my words with car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0]);[.K70];IF(ISTEXT([.C70]);[.L70];IF(ISTEXT([.D70]);[.M70];IF(ISTEXT([.E70]);[.N70];IF(ISTEXT([.F70]);[.O7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calm even in tense situation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1]);[.K71];IF(ISTEXT([.C71]);[.L71];IF(ISTEXT([.D71]);[.M71];IF(ISTEXT([.E71]);[.N71];IF(ISTEXT([.F71]);[.O7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ake charg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2]);[.K72];IF(ISTEXT([.C72]);[.L72];IF(ISTEXT([.D72]);[.M72];IF(ISTEXT([.E72]);[.N72];IF(ISTEXT([.F72]);[.O7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things I later regret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3]);[.K73];IF(ISTEXT([.C73]);[.L73];IF(ISTEXT([.D73]);[.M73];IF(ISTEXT([.E73]);[.N73];IF(ISTEXT([.F73]);[.O7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indifferent to the feelings of other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4]);[.K74];IF(ISTEXT([.C74]);[.L74];IF(ISTEXT([.D74]);[.M74];IF(ISTEXT([.E74]);[.N74];IF(ISTEXT([.F74]);[.O7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not highly motivated to succeed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5]);[.K75];IF(ISTEXT([.C75]);[.L75];IF(ISTEXT([.D75]);[.M75];IF(ISTEXT([.E75]);[.N75];IF(ISTEXT([.F75]);[.O7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an't stand confrontation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6]);[.K76];IF(ISTEXT([.C76]);[.L76];IF(ISTEXT([.D76]);[.M76];IF(ISTEXT([.E76]);[.N76];IF(ISTEXT([.F76]);[.O76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ove to daydream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7]);[.K77];IF(ISTEXT([.C77]);[.L77];IF(ISTEXT([.D77]);[.M77];IF(ISTEXT([.E77]);[.N77];IF(ISTEXT([.F77]);[.O7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feel blue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8]);[.K78];IF(ISTEXT([.C78]);[.L78];IF(ISTEXT([.D78]);[.M78];IF(ISTEXT([.E78]);[.N78];IF(ISTEXT([.F78]);[.O7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now how to get things don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9]);[.K79];IF(ISTEXT([.C79]);[.L79];IF(ISTEXT([.D79]);[.M79];IF(ISTEXT([.E79]);[.N79];IF(ISTEXT([.F79]);[.O7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lways busy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0]);[.K80];IF(ISTEXT([.C80]);[.L80];IF(ISTEXT([.D80]);[.M80];IF(ISTEXT([.E80]);[.N80];IF(ISTEXT([.F80]);[.O8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chores done right away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1]);[.K81];IF(ISTEXT([.C81]);[.L81];IF(ISTEXT([.D81]);[.M81];IF(ISTEXT([.E81]);[.N81];IF(ISTEXT([.F81]);[.O8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Pay my bills on tim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2]);[.K82];IF(ISTEXT([.C82]);[.L82];IF(ISTEXT([.D82]);[.M82];IF(ISTEXT([.E82]);[.N82];IF(ISTEXT([.F82]);[.O8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in an eye for an eye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3]);[.K83];IF(ISTEXT([.C83]);[.L83];IF(ISTEXT([.D83]);[.M83];IF(ISTEXT([.E83]);[.N83];IF(ISTEXT([.F83]);[.O8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joke around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4]);[.K84];IF(ISTEXT([.C84]);[.L84];IF(ISTEXT([.D84]);[.M84];IF(ISTEXT([.E84]);[.N84];IF(ISTEXT([.F84]);[.O8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onsider myself an average person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5]);[.K85];IF(ISTEXT([.C85]);[.L85];IF(ISTEXT([.D85]);[.M85];IF(ISTEXT([.E85]);[.N85];IF(ISTEXT([.F85]);[.O8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ry to lead other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6]);[.K86];IF(ISTEXT([.C86]);[.L86];IF(ISTEXT([.D86]);[.M86];IF(ISTEXT([.E86]);[.N86];IF(ISTEXT([.F86]);[.O8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eel comfortable around peopl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7]);[.K87];IF(ISTEXT([.C87]);[.L87];IF(ISTEXT([.D87]);[.M87];IF(ISTEXT([.E87]);[.N87];IF(ISTEXT([.F87]);[.O8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to eat.</text:p>
          </table:table-cell>
          <table:table-cell table:style-name="ce45" table:content-validation-name="val1" table:number-columns-repeated="2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8]);[.K88];IF(ISTEXT([.C88]);[.L88];IF(ISTEXT([.D88]);[.M88];IF(ISTEXT([.E88]);[.N88];IF(ISTEXT([.F88]);[.O88];0)))))" office:value-type="float" office:value="3" calcext:value-type="float">
            <text:p>3</text:p>
          </table:table-cell>
        </table:table-row>
        <table:table-row table:style-name="ro4">
          <table:table-cell table:style-name="ce16" office:value-type="string" calcext:value-type="string">
            <text:p>Trust other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9]);[.K89];IF(ISTEXT([.C89]);[.L89];IF(ISTEXT([.D89]);[.M89];IF(ISTEXT([.E89]);[.N89];IF(ISTEXT([.F89]);[.O8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ok down on other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0]);[.K90];IF(ISTEXT([.C90]);[.L90];IF(ISTEXT([.D90]);[.M90];IF(ISTEXT([.E90]);[.N90];IF(ISTEXT([.F90]);[.O9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heat to get ahead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1]);[.K91];IF(ISTEXT([.C91]);[.L91];IF(ISTEXT([.D91]);[.M91];IF(ISTEXT([.E91]);[.N91];IF(ISTEXT([.F91]);[.O9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bothered by disorder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2]);[.K92];IF(ISTEXT([.C92]);[.L92];IF(ISTEXT([.D92]);[.M92];IF(ISTEXT([.E92]);[.N92];IF(ISTEXT([.F92]);[.O9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t high standards for myself and other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3]);[.K93];IF(ISTEXT([.C93]);[.L93];IF(ISTEXT([.D93]);[.M93];IF(ISTEXT([.E93]);[.N93];IF(ISTEXT([.F93]);[.O9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illing to try anything onc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4]);[.K94];IF(ISTEXT([.C94]);[.L94];IF(ISTEXT([.D94]);[.M94];IF(ISTEXT([.E94]);[.N94];IF(ISTEXT([.F94]);[.O9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tumble over my word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5]);[.K95];IF(ISTEXT([.C95]);[.L95];IF(ISTEXT([.D95]);[.M95];IF(ISTEXT([.E95]);[.N95];IF(ISTEXT([.F95]);[.O9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always on the go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6]);[.K96];IF(ISTEXT([.C96]);[.L96];IF(ISTEXT([.D96]);[.M96];IF(ISTEXT([.E96]);[.N96];IF(ISTEXT([.F96]);[.O9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get mad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7]);[.K97];IF(ISTEXT([.C97]);[.L97];IF(ISTEXT([.D97]);[.M97];IF(ISTEXT([.E97]);[.N97];IF(ISTEXT([.F97]);[.O9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music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8]);[.K98];IF(ISTEXT([.C98]);[.L98];IF(ISTEXT([.D98]);[.M98];IF(ISTEXT([.E98]);[.N98];IF(ISTEXT([.F98]);[.O9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Believe in one true religion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9]);[.K99];IF(ISTEXT([.C99]);[.L99];IF(ISTEXT([.D99]);[.M99];IF(ISTEXT([.E99]);[.N99];IF(ISTEXT([.F99]);[.O9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others to do my dutie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0]);[.K100];IF(ISTEXT([.C100]);[.L100];IF(ISTEXT([.D100]);[.M100];IF(ISTEXT([.E100]);[.N100];IF(ISTEXT([.F100]);[.O10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back at other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1]);[.K101];IF(ISTEXT([.C101]);[.L101];IF(ISTEXT([.D101]);[.M101];IF(ISTEXT([.E101]);[.N101];IF(ISTEXT([.F101]);[.O10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dapt easily to new situation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2]);[.K102];IF(ISTEXT([.C102]);[.L102];IF(ISTEXT([.D102]);[.M102];IF(ISTEXT([.E102]);[.N102];IF(ISTEXT([.F102]);[.O10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to begin new thing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3]);[.K103];IF(ISTEXT([.C103]);[.L103];IF(ISTEXT([.D103]);[.M103];IF(ISTEXT([.E103]);[.N103];IF(ISTEXT([.F103]);[.O10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use my friend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4]);[.K104];IF(ISTEXT([.C104]);[.L104];IF(ISTEXT([.D104]);[.M104];IF(ISTEXT([.E104]);[.N104];IF(ISTEXT([.F104]);[.O10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examining myself and my lif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5]);[.K105];IF(ISTEXT([.C105]);[.L105];IF(ISTEXT([.D105]);[.M105];IF(ISTEXT([.E105]);[.N105];IF(ISTEXT([.F105]);[.O10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ait for others to lead the way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6]);[.K106];IF(ISTEXT([.C106]);[.L106];IF(ISTEXT([.D106]);[.M106];IF(ISTEXT([.E106]);[.N106];IF(ISTEXT([.F106]);[.O10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omplete tasks successfully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7]);[.K107];IF(ISTEXT([.C107]);[.L107];IF(ISTEXT([.D107]);[.M107];IF(ISTEXT([.E107]);[.N107];IF(ISTEXT([.F107]);[.O10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lways prepared.</text:p>
          </table:table-cell>
          <table:table-cell table:style-name="ce45" table:content-validation-name="val1" table:number-columns-repeated="2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8]);[.K108];IF(ISTEXT([.C108]);[.L108];IF(ISTEXT([.D108]);[.M108];IF(ISTEXT([.E108]);[.N108];IF(ISTEXT([.F108]);[.O108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Rush into thing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9]);[.K109];IF(ISTEXT([.C109]);[.L109];IF(ISTEXT([.D109]);[.M109];IF(ISTEXT([.E109]);[.N109];IF(ISTEXT([.F109]);[.O10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void difficult reading material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0]);[.K110];IF(ISTEXT([.C110]);[.L110];IF(ISTEXT([.D110]);[.M110];IF(ISTEXT([.E110]);[.N110];IF(ISTEXT([.F110]);[.O11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know why I do some of the things I do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1]);[.K111];IF(ISTEXT([.C111]);[.L111];IF(ISTEXT([.D111]);[.M111];IF(ISTEXT([.E111]);[.N111];IF(ISTEXT([.F111]);[.O11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React slowly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2]);[.K112];IF(ISTEXT([.C112]);[.L112];IF(ISTEXT([.D112]);[.M112];IF(ISTEXT([.E112]);[.N112];IF(ISTEXT([.F112]);[.O11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large partie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3]);[.K113];IF(ISTEXT([.C113]);[.L113];IF(ISTEXT([.D113]);[.M113];IF(ISTEXT([.E113]);[.N113];IF(ISTEXT([.F113]);[.O11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difficulty imagining thing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4]);[.K114];IF(ISTEXT([.C114]);[.L114];IF(ISTEXT([.D114]);[.M114];IF(ISTEXT([.E114]);[.N114];IF(ISTEXT([.F114]);[.O11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not embarrassed easily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5]);[.K115];IF(ISTEXT([.C115]);[.L115];IF(ISTEXT([.D115]);[.M115];IF(ISTEXT([.E115]);[.N115];IF(ISTEXT([.F115]);[.O11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that we should be tough on crime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6]);[.K116];IF(ISTEXT([.C116]);[.L116];IF(ISTEXT([.D116]);[.M116];IF(ISTEXT([.E116]);[.N116];IF(ISTEXT([.F116]);[.O11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sure of my ground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7]);[.K117];IF(ISTEXT([.C117]);[.L117];IF(ISTEXT([.D117]);[.M117];IF(ISTEXT([.E117]);[.N117];IF(ISTEXT([.F117]);[.O11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Often forget to put things back in their proper place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8]);[.K118];IF(ISTEXT([.C118]);[.L118];IF(ISTEXT([.D118]);[.M118];IF(ISTEXT([.E118]);[.N118];IF(ISTEXT([.F118]);[.O11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reak rule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9]);[.K119];IF(ISTEXT([.C119]);[.L119];IF(ISTEXT([.D119]);[.M119];IF(ISTEXT([.E119]);[.N119];IF(ISTEXT([.F119]);[.O11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islike new foods.</text:p>
          </table:table-cell>
          <table:table-cell table:style-name="ce45" table:content-validation-name="val1" table:number-columns-repeated="2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0]);[.K120];IF(ISTEXT([.C120]);[.L120];IF(ISTEXT([.D120]);[.M120];IF(ISTEXT([.E120]);[.N120];IF(ISTEXT([.F120]);[.O120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Suffer from others' sorrow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1]);[.K121];IF(ISTEXT([.C121]);[.L121];IF(ISTEXT([.D121]);[.M121];IF(ISTEXT([.E121]);[.N121];IF(ISTEXT([.F121]);[.O12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on't like to draw attention to myself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2]);[.K122];IF(ISTEXT([.C122]);[.L122];IF(ISTEXT([.D122]);[.M122];IF(ISTEXT([.E122]);[.N122];IF(ISTEXT([.F122]);[.O12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nsult people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3]);[.K123];IF(ISTEXT([.C123]);[.L123];IF(ISTEXT([.D123]);[.M123];IF(ISTEXT([.E123]);[.N123];IF(ISTEXT([.F123]);[.O12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xperience very few emotional highs and low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4]);[.K124];IF(ISTEXT([.C124]);[.L124];IF(ISTEXT([.D124]);[.M124];IF(ISTEXT([.E124]);[.N124];IF(ISTEXT([.F124]);[.O12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ould never cheat on my taxe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5]);[.K125];IF(ISTEXT([.C125]);[.L125];IF(ISTEXT([.D125]);[.M125];IF(ISTEXT([.E125]);[.N125];IF(ISTEXT([.F125]);[.O12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in the importance of art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6]);[.K126];IF(ISTEXT([.C126]);[.L126];IF(ISTEXT([.D126]);[.M126];IF(ISTEXT([.E126]);[.N126];IF(ISTEXT([.F126]);[.O12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wary of other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7]);[.K127];IF(ISTEXT([.C127]);[.L127];IF(ISTEXT([.D127]);[.M127];IF(ISTEXT([.E127]);[.N127];IF(ISTEXT([.F127]);[.O12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bothered by difficult social situation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8]);[.K128];IF(ISTEXT([.C128]);[.L128];IF(ISTEXT([.D128]);[.M128];IF(ISTEXT([.E128]);[.N128];IF(ISTEXT([.F128]);[.O12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React quickly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9]);[.K129];IF(ISTEXT([.C129]);[.L129];IF(ISTEXT([.D129]);[.M129];IF(ISTEXT([.E129]);[.N129];IF(ISTEXT([.F129]);[.O12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orry about thing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0]);[.K130];IF(ISTEXT([.C130]);[.L130];IF(ISTEXT([.D130]);[.M130];IF(ISTEXT([.E130]);[.N130];IF(ISTEXT([.F130]);[.O13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Believe that I am better than other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1]);[.K131];IF(ISTEXT([.C131]);[.L131];IF(ISTEXT([.D131]);[.M131];IF(ISTEXT([.E131]);[.N131];IF(ISTEXT([.F131]);[.O13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islike myself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2]);[.K132];IF(ISTEXT([.C132]);[.L132];IF(ISTEXT([.D132]);[.M132];IF(ISTEXT([.E132]);[.N132];IF(ISTEXT([.F132]);[.O13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upset easily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3]);[.K133];IF(ISTEXT([.C133]);[.L133];IF(ISTEXT([.D133]);[.M133];IF(ISTEXT([.E133]);[.N133];IF(ISTEXT([.F133]);[.O13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more than what's expected of m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4]);[.K134];IF(ISTEXT([.C134]);[.L134];IF(ISTEXT([.D134]);[.M134];IF(ISTEXT([.E134]);[.N134];IF(ISTEXT([.F134]);[.O13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adiate joy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5]);[.K135];IF(ISTEXT([.C135]);[.L135];IF(ISTEXT([.D135]);[.M135];IF(ISTEXT([.E135]);[.N135];IF(ISTEXT([.F135]);[.O135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Seek to influence other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6]);[.K136];IF(ISTEXT([.C136]);[.L136];IF(ISTEXT([.D136]);[.M136];IF(ISTEXT([.E136]);[.N136];IF(ISTEXT([.F136]);[.O13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Prefer to stick with things that I know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7]);[.K137];IF(ISTEXT([.C137]);[.L137];IF(ISTEXT([.D137]);[.M137];IF(ISTEXT([.E137]);[.N137];IF(ISTEXT([.F137]);[.O13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ct without thinking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8]);[.K138];IF(ISTEXT([.C138]);[.L138];IF(ISTEXT([.D138]);[.M138];IF(ISTEXT([.E138]);[.N138];IF(ISTEXT([.F138]);[.O13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isrepresent the fact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9]);[.K139];IF(ISTEXT([.C139]);[.L139];IF(ISTEXT([.D139]);[.M139];IF(ISTEXT([.E139]);[.N139];IF(ISTEXT([.F139]);[.O139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not really interested in other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0]);[.K140];IF(ISTEXT([.C140]);[.L140];IF(ISTEXT([.D140]);[.M140];IF(ISTEXT([.E140]);[.N140];IF(ISTEXT([.F140]);[.O140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Tend to dislike soft-hearted people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1]);[.K141];IF(ISTEXT([.C141]);[.L141];IF(ISTEXT([.D141]);[.M141];IF(ISTEXT([.E141]);[.N141];IF(ISTEXT([.F141]);[.O14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Contradict other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2]);[.K142];IF(ISTEXT([.C142]);[.L142];IF(ISTEXT([.D142]);[.M142];IF(ISTEXT([.E142]);[.N142];IF(ISTEXT([.F142]);[.O14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ve difficulty understanding abstract idea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3]);[.K143];IF(ISTEXT([.C143]);[.L143];IF(ISTEXT([.D143]);[.M143];IF(ISTEXT([.E143]);[.N143];IF(ISTEXT([.F143]);[.O14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ove flower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44]);[.K144];IF(ISTEXT([.C144]);[.L144];IF(ISTEXT([.D144]);[.M144];IF(ISTEXT([.E144]);[.N144];IF(ISTEXT([.F144]);[.O14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Never spend more than I can afford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5]);[.K145];IF(ISTEXT([.C145]);[.L145];IF(ISTEXT([.D145]);[.M145];IF(ISTEXT([.E145]);[.N145];IF(ISTEXT([.F145]);[.O14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Make people feel welcom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46]);[.K146];IF(ISTEXT([.C146]);[.L146];IF(ISTEXT([.D146]);[.M146];IF(ISTEXT([.E146]);[.N146];IF(ISTEXT([.F146]);[.O14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ek quiet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7]);[.K147];IF(ISTEXT([.C147]);[.L147];IF(ISTEXT([.D147]);[.M147];IF(ISTEXT([.E147]);[.N147];IF(ISTEXT([.F147]);[.O14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easily affected by my emotion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8]);[.K148];IF(ISTEXT([.C148]);[.L148];IF(ISTEXT([.D148]);[.M148];IF(ISTEXT([.E148]);[.N148];IF(ISTEXT([.F148]);[.O14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Use flattery to get ahead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9]);[.K149];IF(ISTEXT([.C149]);[.L149];IF(ISTEXT([.D149]);[.M149];IF(ISTEXT([.E149]);[.N149];IF(ISTEXT([.F149]);[.O14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ct wild and crazy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0]);[.K150];IF(ISTEXT([.C150]);[.L150];IF(ISTEXT([.D150]);[.M150];IF(ISTEXT([.E150]);[.N150];IF(ISTEXT([.F150]);[.O15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augh aloud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1]);[.K151];IF(ISTEXT([.C151]);[.L151];IF(ISTEXT([.D151]);[.M151];IF(ISTEXT([.E151]);[.N151];IF(ISTEXT([.F151]);[.O15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like the idea of change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2]);[.K152];IF(ISTEXT([.C152]);[.L152];IF(ISTEXT([.D152]);[.M152];IF(ISTEXT([.E152]);[.N152];IF(ISTEXT([.F152]);[.O15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heer people up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3]);[.K153];IF(ISTEXT([.C153]);[.L153];IF(ISTEXT([.D153]);[.M153];IF(ISTEXT([.E153]);[.N153];IF(ISTEXT([.F153]);[.O15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ostpone decision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4]);[.K154];IF(ISTEXT([.C154]);[.L154];IF(ISTEXT([.D154]);[.M154];IF(ISTEXT([.E154]);[.N154];IF(ISTEXT([.F154]);[.O15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Jump into things without thinking.</text:p>
          </table:table-cell>
          <table:table-cell table:style-name="ce45" table:content-validation-name="val1" table:number-columns-repeated="2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5]);[.K155];IF(ISTEXT([.C155]);[.L155];IF(ISTEXT([.D155]);[.M155];IF(ISTEXT([.E155]);[.N155];IF(ISTEXT([.F155]);[.O155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Seldom toot my own horn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6]);[.K156];IF(ISTEXT([.C156]);[.L156];IF(ISTEXT([.D156]);[.M156];IF(ISTEXT([.E156]);[.N156];IF(ISTEXT([.F156]);[.O15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xcel in what I do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7]);[.K157];IF(ISTEXT([.C157]);[.L157];IF(ISTEXT([.D157]);[.M157];IF(ISTEXT([.E157]);[.N157];IF(ISTEXT([.F157]);[.O157];0)))))" office:value-type="float" office:value="4" calcext:value-type="float">
            <text:p>4</text:p>
          </table:table-cell>
        </table:table-row>
        <table:table-row table:style-name="ro4">
          <table:table-cell table:style-name="ce17" office:value-type="string" calcext:value-type="string">
            <text:p>Have a vivid imagination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8]);[.K158];IF(ISTEXT([.C158]);[.L158];IF(ISTEXT([.D158]);[.M158];IF(ISTEXT([.E158]);[.N158];IF(ISTEXT([.F158]);[.O15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o on binge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9]);[.K159];IF(ISTEXT([.C159]);[.L159];IF(ISTEXT([.D159]);[.M159];IF(ISTEXT([.E159]);[.N159];IF(ISTEXT([.F159]);[.O15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laws should be strictly enforced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0]);[.K160];IF(ISTEXT([.C160]);[.L160];IF(ISTEXT([.D160]);[.M160];IF(ISTEXT([.E160]);[.N160];IF(ISTEXT([.F160]);[.O160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Stick to the rule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1]);[.K161];IF(ISTEXT([.C161]);[.L161];IF(ISTEXT([.D161]);[.M161];IF(ISTEXT([.E161]);[.N161];IF(ISTEXT([.F161]);[.O16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Keep my promise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2]);[.K162];IF(ISTEXT([.C162]);[.L162];IF(ISTEXT([.D162]);[.M162];IF(ISTEXT([.E162]);[.N162];IF(ISTEXT([.F162]);[.O16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to read challenging material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3]);[.K163];IF(ISTEXT([.C163]);[.L163];IF(ISTEXT([.D163]);[.M163];IF(ISTEXT([.E163]);[.N163];IF(ISTEXT([.F163]);[.O16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void crowd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4]);[.K164];IF(ISTEXT([.C164]);[.L164];IF(ISTEXT([.D164]);[.M164];IF(ISTEXT([.E164]);[.N164];IF(ISTEXT([.F164]);[.O16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people should fend for themselve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5]);[.K165];IF(ISTEXT([.C165]);[.L165];IF(ISTEXT([.D165]);[.M165];IF(ISTEXT([.E165]);[.N165];IF(ISTEXT([.F165]);[.O16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ve frequent mood swing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6]);[.K166];IF(ISTEXT([.C166]);[.L166];IF(ISTEXT([.D166]);[.M166];IF(ISTEXT([.E166]);[.N166];IF(ISTEXT([.F166]);[.O16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hink that all will be well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7]);[.K167];IF(ISTEXT([.C167]);[.L167];IF(ISTEXT([.D167]);[.M167];IF(ISTEXT([.E167]);[.N167];IF(ISTEXT([.F167]);[.O16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Rarely get irritated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8]);[.K168];IF(ISTEXT([.C168]);[.L168];IF(ISTEXT([.D168]);[.M168];IF(ISTEXT([.E168]);[.N168];IF(ISTEXT([.F168]);[.O16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things according to a plan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9]);[.K169];IF(ISTEXT([.C169]);[.L169];IF(ISTEXT([.D169]);[.M169];IF(ISTEXT([.E169]);[.N169];IF(ISTEXT([.F169]);[.O16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a good fight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0]);[.K170];IF(ISTEXT([.C170]);[.L170];IF(ISTEXT([.D170]);[.M170];IF(ISTEXT([.E170]);[.N170];IF(ISTEXT([.F170]);[.O17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a lot in my spare tim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1]);[.K171];IF(ISTEXT([.C171]);[.L171];IF(ISTEXT([.D171]);[.M171];IF(ISTEXT([.E171]);[.N171];IF(ISTEXT([.F171]);[.O17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fraid to draw attention to myself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2]);[.K172];IF(ISTEXT([.C172]);[.L172];IF(ISTEXT([.D172]);[.M172];IF(ISTEXT([.E172]);[.N172];IF(ISTEXT([.F172]);[.O17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islike change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3]);[.K173];IF(ISTEXT([.C173]);[.L173];IF(ISTEXT([.D173]);[.M173];IF(ISTEXT([.E173]);[.N173];IF(ISTEXT([.F173]);[.O17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aste my time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4]);[.K174];IF(ISTEXT([.C174]);[.L174];IF(ISTEXT([.D174]);[.M174];IF(ISTEXT([.E174]);[.N174];IF(ISTEXT([.F174]);[.O17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urn plans into action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5]);[.K175];IF(ISTEXT([.C175]);[.L175];IF(ISTEXT([.D175]);[.M175];IF(ISTEXT([.E175]);[.N175];IF(ISTEXT([.F175]);[.O17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not enjoy going to art museum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6]);[.K176];IF(ISTEXT([.C176]);[.L176];IF(ISTEXT([.D176]);[.M176];IF(ISTEXT([.E176]);[.N176];IF(ISTEXT([.F176]);[.O17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Make people feel uncomfortable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7]);[.K177];IF(ISTEXT([.C177]);[.L177];IF(ISTEXT([.D177]);[.M177];IF(ISTEXT([.E177]);[.N177];IF(ISTEXT([.F177]);[.O17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oast about my virtue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8]);[.K178];IF(ISTEXT([.C178]);[.L178];IF(ISTEXT([.D178]);[.M178];IF(ISTEXT([.E178]);[.N178];IF(ISTEXT([.F178]);[.O17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being part of a loud crowd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9]);[.K179];IF(ISTEXT([.C179]);[.L179];IF(ISTEXT([.D179]);[.M179];IF(ISTEXT([.E179]);[.N179];IF(ISTEXT([.F179]);[.O17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easily bothered by thing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0]);[.K180];IF(ISTEXT([.C180]);[.L180];IF(ISTEXT([.D180]);[.M180];IF(ISTEXT([.E180]);[.N180];IF(ISTEXT([.F180]);[.O18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n't understand people who get emotional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1]);[.K181];IF(ISTEXT([.C181]);[.L181];IF(ISTEXT([.D181]);[.M181];IF(ISTEXT([.E181]);[.N181];IF(ISTEXT([.F181]);[.O18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an talk others into doing thing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2]);[.K182];IF(ISTEXT([.C182]);[.L182];IF(ISTEXT([.D182]);[.M182];IF(ISTEXT([.E182]);[.N182];IF(ISTEXT([.F182]);[.O182];0)))))" office:value-type="float" office:value="4" calcext:value-type="float">
            <text:p>4</text:p>
          </table:table-cell>
        </table:table-row>
        <table:table-row table:style-name="ro4">
          <table:table-cell table:style-name="ce17" office:value-type="string" calcext:value-type="string">
            <text:p>Feel sympathy for those who are worse off than myself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3]);[.K183];IF(ISTEXT([.C183]);[.L183];IF(ISTEXT([.D183]);[.M183];IF(ISTEXT([.E183]);[.N183];IF(ISTEXT([.F183]);[.O18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easy to satisfy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4]);[.K184];IF(ISTEXT([.C184]);[.L184];IF(ISTEXT([.D184]);[.M184];IF(ISTEXT([.E184]);[.N184];IF(ISTEXT([.F184]);[.O18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Misjudge situation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5]);[.K185];IF(ISTEXT([.C185]);[.L185];IF(ISTEXT([.D185]);[.M185];IF(ISTEXT([.E185]);[.N185];IF(ISTEXT([.F185]);[.O18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wild flights of fantasy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6]);[.K186];IF(ISTEXT([.C186]);[.L186];IF(ISTEXT([.D186]);[.M186];IF(ISTEXT([.E186]);[.N186];IF(ISTEXT([.F186]);[.O18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nvolve others in what I am doing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7]);[.K187];IF(ISTEXT([.C187]);[.L187];IF(ISTEXT([.D187]);[.M187];IF(ISTEXT([.E187]);[.N187];IF(ISTEXT([.F187]);[.O18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eep others at a distance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8]);[.K188];IF(ISTEXT([.C188]);[.L188];IF(ISTEXT([.D188]);[.M188];IF(ISTEXT([.E188]);[.N188];IF(ISTEXT([.F188]);[.O18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void mistake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9]);[.K189];IF(ISTEXT([.C189]);[.L189];IF(ISTEXT([.D189]);[.M189];IF(ISTEXT([.E189]);[.N189];IF(ISTEXT([.F189]);[.O18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easily intimidated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0]);[.K190];IF(ISTEXT([.C190]);[.L190];IF(ISTEXT([.D190]);[.M190];IF(ISTEXT([.E190]);[.N190];IF(ISTEXT([.F190]);[.O19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Tell the truth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1]);[.K191];IF(ISTEXT([.C191]);[.L191];IF(ISTEXT([.D191]);[.M191];IF(ISTEXT([.E191]);[.N191];IF(ISTEXT([.F191]);[.O19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Remain calm under pressur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2]);[.K192];IF(ISTEXT([.C192]);[.L192];IF(ISTEXT([.D192]);[.M192];IF(ISTEXT([.E192]);[.N192];IF(ISTEXT([.F192]);[.O19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se my temper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3]);[.K193];IF(ISTEXT([.C193]);[.L193];IF(ISTEXT([.D193]);[.M193];IF(ISTEXT([.E193]);[.N193];IF(ISTEXT([.F193]);[.O193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Have difficulty starting task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4]);[.K194];IF(ISTEXT([.C194]);[.L194];IF(ISTEXT([.D194]);[.M194];IF(ISTEXT([.E194]);[.N194];IF(ISTEXT([.F194]);[.O19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not enjoy watching dance performance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5]);[.K195];IF(ISTEXT([.C195]);[.L195];IF(ISTEXT([.D195]);[.M195];IF(ISTEXT([.E195]);[.N195];IF(ISTEXT([.F195]);[.O19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often down in the dump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6]);[.K196];IF(ISTEXT([.C196]);[.L196];IF(ISTEXT([.D196]);[.M196];IF(ISTEXT([.E196]);[.N196];IF(ISTEXT([.F196]);[.O19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to tidy up.</text:p>
          </table:table-cell>
          <table:table-cell table:style-name="ce45" table:content-validation-name="val1" table:number-columns-repeated="2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7]);[.K197];IF(ISTEXT([.C197]);[.L197];IF(ISTEXT([.D197]);[.M197];IF(ISTEXT([.E197]);[.N197];IF(ISTEXT([.F197]);[.O197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Take no time for other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8]);[.K198];IF(ISTEXT([.C198]);[.L198];IF(ISTEXT([.D198]);[.M198];IF(ISTEXT([.E198]);[.N198];IF(ISTEXT([.F198]);[.O19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an handle a lot of information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9]);[.K199];IF(ISTEXT([.C199]);[.L199];IF(ISTEXT([.D199]);[.M199];IF(ISTEXT([.E199]);[.N199];IF(ISTEXT([.F199]);[.O19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ry to understand myself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0]);[.K200];IF(ISTEXT([.C200]);[.L200];IF(ISTEXT([.D200]);[.M200];IF(ISTEXT([.E200]);[.N200];IF(ISTEXT([.F200]);[.O200];0)))))" office:value-type="float" office:value="4" calcext:value-type="float">
            <text:p>4</text:p>
          </table:table-cell>
        </table:table-row>
        <table:table-row table:style-name="ro4">
          <table:table-cell table:style-name="ce17" office:value-type="string" calcext:value-type="string">
            <text:p>Value cooperation over competition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1]);[.K201];IF(ISTEXT([.C201]);[.L201];IF(ISTEXT([.D201]);[.M201];IF(ISTEXT([.E201]);[.N201];IF(ISTEXT([.F201]);[.O20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caught up in my problem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2]);[.K202];IF(ISTEXT([.C202]);[.L202];IF(ISTEXT([.D202]);[.M202];IF(ISTEXT([.E202]);[.N202];IF(ISTEXT([.F202]);[.O20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people are basically moral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3]);[.K203];IF(ISTEXT([.C203]);[.L203];IF(ISTEXT([.D203]);[.M203];IF(ISTEXT([.E203]);[.N203];IF(ISTEXT([.F203]);[.O20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asily resist temptation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4]);[.K204];IF(ISTEXT([.C204]);[.L204];IF(ISTEXT([.D204]);[.M204];IF(ISTEXT([.E204]);[.N204];IF(ISTEXT([.F204]);[.O20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ake myself the center of attention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5]);[.K205];IF(ISTEXT([.C205]);[.L205];IF(ISTEXT([.D205]);[.M205];IF(ISTEXT([.E205]);[.N205];IF(ISTEXT([.F205]);[.O20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to get lost in thought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6]);[.K206];IF(ISTEXT([.C206]);[.L206];IF(ISTEXT([.D206]);[.M206];IF(ISTEXT([.E206]);[.N206];IF(ISTEXT([.F206]);[.O20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o crazy thing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7]);[.K207];IF(ISTEXT([.C207]);[.L207];IF(ISTEXT([.D207]);[.M207];IF(ISTEXT([.E207]);[.N207];IF(ISTEXT([.F207]);[.O20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eel that I'm unable to deal with thing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8]);[.K208];IF(ISTEXT([.C208]);[.L208];IF(ISTEXT([.D208]);[.M208];IF(ISTEXT([.E208]);[.N208];IF(ISTEXT([.F208]);[.O20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very pleased with myself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9]);[.K209];IF(ISTEXT([.C209]);[.L209];IF(ISTEXT([.D209]);[.M209];IF(ISTEXT([.E209]);[.N209];IF(ISTEXT([.F209]);[.O20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that we coddle criminals too much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0]);[.K210];IF(ISTEXT([.C210]);[.L210];IF(ISTEXT([.D210]);[.M210];IF(ISTEXT([.E210]);[.N210];IF(ISTEXT([.F210]);[.O210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Want to be left alone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1]);[.K211];IF(ISTEXT([.C211]);[.L211];IF(ISTEXT([.D211]);[.M211];IF(ISTEXT([.E211]);[.N211];IF(ISTEXT([.F211]);[.O21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to take it easy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2]);[.K212];IF(ISTEXT([.C212]);[.L212];IF(ISTEXT([.D212]);[.M212];IF(ISTEXT([.E212]);[.N212];IF(ISTEXT([.F212]);[.O21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action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3]);[.K213];IF(ISTEXT([.C213]);[.L213];IF(ISTEXT([.D213]);[.M213];IF(ISTEXT([.E213]);[.N213];IF(ISTEXT([.F213]);[.O21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Rarely complain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4]);[.K214];IF(ISTEXT([.C214]);[.L214];IF(ISTEXT([.D214]);[.M214];IF(ISTEXT([.E214]);[.N214];IF(ISTEXT([.F214]);[.O21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comfortable in unfamiliar situation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5]);[.K215];IF(ISTEXT([.C215]);[.L215];IF(ISTEXT([.D215]);[.M215];IF(ISTEXT([.E215]);[.N215];IF(ISTEXT([.F215]);[.O21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an't stand weak people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6]);[.K216];IF(ISTEXT([.C216]);[.L216];IF(ISTEXT([.D216]);[.M216];IF(ISTEXT([.E216]);[.N216];IF(ISTEXT([.F216]);[.O21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tart tasks right away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7]);[.K217];IF(ISTEXT([.C217]);[.L217];IF(ISTEXT([.D217]);[.M217];IF(ISTEXT([.E217]);[.N217];IF(ISTEXT([.F217]);[.O21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come overwhelmed by event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8]);[.K218];IF(ISTEXT([.C218]);[.L218];IF(ISTEXT([.D218]);[.M218];IF(ISTEXT([.E218]);[.N218];IF(ISTEXT([.F218]);[.O21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ldom get emotional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9]);[.K219];IF(ISTEXT([.C219]);[.L219];IF(ISTEXT([.D219]);[.M219];IF(ISTEXT([.E219]);[.N219];IF(ISTEXT([.F219]);[.O21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old back my opinion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0]);[.K220];IF(ISTEXT([.C220]);[.L220];IF(ISTEXT([.D220]);[.M220];IF(ISTEXT([.E220]);[.N220];IF(ISTEXT([.F220]);[.O220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Prefer variety to routin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1]);[.K221];IF(ISTEXT([.C221]);[.L221];IF(ISTEXT([.D221]);[.M221];IF(ISTEXT([.E221]);[.N221];IF(ISTEXT([.F221]);[.O22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ome up with good solution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2]);[.K222];IF(ISTEXT([.C222]);[.L222];IF(ISTEXT([.D222]);[.M222];IF(ISTEXT([.E222]);[.N222];IF(ISTEXT([.F222]);[.O22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lot of fun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3]);[.K223];IF(ISTEXT([.C223]);[.L223];IF(ISTEXT([.D223]);[.M223];IF(ISTEXT([.E223]);[.N223];IF(ISTEXT([.F223]);[.O22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get lost in thought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4]);[.K224];IF(ISTEXT([.C224]);[.L224];IF(ISTEXT([.D224]);[.M224];IF(ISTEXT([.E224]);[.N224];IF(ISTEXT([.F224]);[.O22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low opinion of myself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5]);[.K225];IF(ISTEXT([.C225]);[.L225];IF(ISTEXT([.D225]);[.M225];IF(ISTEXT([.E225]);[.N225];IF(ISTEXT([.F225]);[.O22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not like poetry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6]);[.K226];IF(ISTEXT([.C226]);[.L226];IF(ISTEXT([.D226]);[.M226];IF(ISTEXT([.E226]);[.N226];IF(ISTEXT([.F226]);[.O22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being reckles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7]);[.K227];IF(ISTEXT([.C227]);[.L227];IF(ISTEXT([.D227]);[.M227];IF(ISTEXT([.E227]);[.N227];IF(ISTEXT([.F227]);[.O22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easily annoyed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8]);[.K228];IF(ISTEXT([.C228]);[.L228];IF(ISTEXT([.D228]);[.M228];IF(ISTEXT([.E228]);[.N228];IF(ISTEXT([.F228]);[.O22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Pretend to be concerned for other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9]);[.K229];IF(ISTEXT([.C229]);[.L229];IF(ISTEXT([.D229]);[.M229];IF(ISTEXT([.E229]);[.N229];IF(ISTEXT([.F229]);[.O22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others have good intention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0]);[.K230];IF(ISTEXT([.C230]);[.L230];IF(ISTEXT([.D230]);[.M230];IF(ISTEXT([.E230]);[.N230];IF(ISTEXT([.F230]);[.O23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sharp tongu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1]);[.K231];IF(ISTEXT([.C231]);[.L231];IF(ISTEXT([.D231]);[.M231];IF(ISTEXT([.E231]);[.N231];IF(ISTEXT([.F231]);[.O23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interested in abstract idea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2]);[.K232];IF(ISTEXT([.C232]);[.L232];IF(ISTEXT([.D232]);[.M232];IF(ISTEXT([.E232]);[.N232];IF(ISTEXT([.F232]);[.O23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Feel others' emotion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3]);[.K233];IF(ISTEXT([.C233]);[.L233];IF(ISTEXT([.D233]);[.M233];IF(ISTEXT([.E233]);[.N233];IF(ISTEXT([.F233]);[.O23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high opinion of myself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4]);[.K234];IF(ISTEXT([.C234]);[.L234];IF(ISTEXT([.D234]);[.M234];IF(ISTEXT([.E234]);[.N234];IF(ISTEXT([.F234]);[.O23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Often make last-minute plans.</text:p>
          </table:table-cell>
          <table:table-cell table:style-name="ce45" table:content-validation-name="val1" table:number-columns-repeated="2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5]);[.K235];IF(ISTEXT([.C235]);[.L235];IF(ISTEXT([.D235]);[.M235];IF(ISTEXT([.E235]);[.N235];IF(ISTEXT([.F235]);[.O235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m afraid of many thing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6]);[.K236];IF(ISTEXT([.C236]);[.L236];IF(ISTEXT([.D236]);[.M236];IF(ISTEXT([.E236]);[.N236];IF(ISTEXT([.F236]);[.O23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ant everything to be just right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7]);[.K237];IF(ISTEXT([.C237]);[.L237];IF(ISTEXT([.D237]);[.M237];IF(ISTEXT([.E237]);[.N237];IF(ISTEXT([.F237]);[.O23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Have little to contribute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8]);[.K238];IF(ISTEXT([.C238]);[.L238];IF(ISTEXT([.D238]);[.M238];IF(ISTEXT([.E238]);[.N238];IF(ISTEXT([.F238]);[.O23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Have a good word for everyon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9]);[.K239];IF(ISTEXT([.C239]);[.L239];IF(ISTEXT([.D239]);[.M239];IF(ISTEXT([.E239]);[.N239];IF(ISTEXT([.F239]);[.O23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too much tax money goes to support artist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0]);[.K240];IF(ISTEXT([.C240]);[.L240];IF(ISTEXT([.D240]);[.M240];IF(ISTEXT([.E240]);[.N240];IF(ISTEXT([.F240]);[.O24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ut little time and effort into my work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1]);[.K241];IF(ISTEXT([.C241]);[.L241];IF(ISTEXT([.D241]);[.M241];IF(ISTEXT([.E241]);[.N241];IF(ISTEXT([.F241]);[.O24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to work at once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2]);[.K242];IF(ISTEXT([.C242]);[.L242];IF(ISTEXT([.D242]);[.M242];IF(ISTEXT([.E242]);[.N242];IF(ISTEXT([.F242]);[.O24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Enjoy being part of a group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3]);[.K243];IF(ISTEXT([.C243]);[.L243];IF(ISTEXT([.D243]);[.M243];IF(ISTEXT([.E243]);[.N243];IF(ISTEXT([.F243]);[.O24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passionate about cause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4]);[.K244];IF(ISTEXT([.C244]);[.L244];IF(ISTEXT([.D244]);[.M244];IF(ISTEXT([.E244]);[.N244];IF(ISTEXT([.F244]);[.O24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augh my way through life.</text:p>
          </table:table-cell>
          <table:table-cell table:style-name="ce45" table:content-validation-name="val1" table:number-columns-repeated="2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5]);[.K245];IF(ISTEXT([.C245]);[.L245];IF(ISTEXT([.D245]);[.M245];IF(ISTEXT([.E245]);[.N245];IF(ISTEXT([.F245]);[.O245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Feel comfortable with myself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6]);[.K246];IF(ISTEXT([.C246]);[.L246];IF(ISTEXT([.D246]);[.M246];IF(ISTEXT([.E246]);[.N246];IF(ISTEXT([.F246]);[.O24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ry to follow the rule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7]);[.K247];IF(ISTEXT([.C247]);[.L247];IF(ISTEXT([.D247]);[.M247];IF(ISTEXT([.E247]);[.N247];IF(ISTEXT([.F247]);[.O24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 creature of habit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8]);[.K248];IF(ISTEXT([.C248]);[.L248];IF(ISTEXT([.D248]);[.M248];IF(ISTEXT([.E248]);[.N248];IF(ISTEXT([.F248]);[.O24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Yell at people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9]);[.K249];IF(ISTEXT([.C249]);[.L249];IF(ISTEXT([.D249]);[.M249];IF(ISTEXT([.E249]);[.N249];IF(ISTEXT([.F249]);[.O249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void contacts with other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0]);[.K250];IF(ISTEXT([.C250]);[.L250];IF(ISTEXT([.D250]);[.M250];IF(ISTEXT([.E250]);[.N250];IF(ISTEXT([.F250]);[.O25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an handle complex problem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1]);[.K251];IF(ISTEXT([.C251]);[.L251];IF(ISTEXT([.D251]);[.M251];IF(ISTEXT([.E251]);[.N251];IF(ISTEXT([.F251]);[.O25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not like art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2]);[.K252];IF(ISTEXT([.C252]);[.L252];IF(ISTEXT([.D252]);[.M252];IF(ISTEXT([.E252]);[.N252];IF(ISTEXT([.F252]);[.O25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ike order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3]);[.K253];IF(ISTEXT([.C253]);[.L253];IF(ISTEXT([.D253]);[.M253];IF(ISTEXT([.E253]);[.N253];IF(ISTEXT([.F253]);[.O253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Often eat too much.</text:p>
          </table:table-cell>
          <table:table-cell table:style-name="ce45" table:content-validation-name="val1" table:number-columns-repeated="2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4]);[.K254];IF(ISTEXT([.C254]);[.L254];IF(ISTEXT([.D254]);[.M254];IF(ISTEXT([.E254]);[.N254];IF(ISTEXT([.F254]);[.O254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Believe that people are essentially evil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5]);[.K255];IF(ISTEXT([.C255]);[.L255];IF(ISTEXT([.D255]);[.M255];IF(ISTEXT([.E255]);[.N255];IF(ISTEXT([.F255]);[.O25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rich vocabulary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6]);[.K256];IF(ISTEXT([.C256]);[.L256];IF(ISTEXT([.D256]);[.M256];IF(ISTEXT([.E256]);[.N256];IF(ISTEXT([.F256]);[.O25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o straight for the goal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7]);[.K257];IF(ISTEXT([.C257]);[.L257];IF(ISTEXT([.D257]);[.M257];IF(ISTEXT([.E257]);[.N257];IF(ISTEXT([.F257]);[.O257];0)))))" office:value-type="float" office:value="4" calcext:value-type="float">
            <text:p>4</text:p>
          </table:table-cell>
        </table:table-row>
        <table:table-row table:style-name="ro4">
          <table:table-cell table:style-name="ce17" office:value-type="string" calcext:value-type="string">
            <text:p>Do not have a good imagination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8]);[.K258];IF(ISTEXT([.C258]);[.L258];IF(ISTEXT([.D258]);[.M258];IF(ISTEXT([.E258]);[.N258];IF(ISTEXT([.F258]);[.O25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understand thing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9]);[.K259];IF(ISTEXT([.C259]);[.L259];IF(ISTEXT([.D259]);[.M259];IF(ISTEXT([.E259]);[.N259];IF(ISTEXT([.F259]);[.O25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et things proceed at their own pac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0]);[.K260];IF(ISTEXT([.C260]);[.L260];IF(ISTEXT([.D260]);[.M260];IF(ISTEXT([.E260]);[.N260];IF(ISTEXT([.F260]);[.O26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often in a bad mood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1]);[.K261];IF(ISTEXT([.C261]);[.L261];IF(ISTEXT([.D261]);[.M261];IF(ISTEXT([.E261]);[.N261];IF(ISTEXT([.F261]);[.O26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relaxed most of the tim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2]);[.K262];IF(ISTEXT([.C262]);[.L262];IF(ISTEXT([.D262]);[.M262];IF(ISTEXT([.E262]);[.N262];IF(ISTEXT([.F262]);[.O26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Use others for my own end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3]);[.K263];IF(ISTEXT([.C263]);[.L263];IF(ISTEXT([.D263]);[.M263];IF(ISTEXT([.E263]);[.N263];IF(ISTEXT([.F263]);[.O26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Express childlike joy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4]);[.K264];IF(ISTEXT([.C264]);[.L264];IF(ISTEXT([.D264]);[.M264];IF(ISTEXT([.E264]);[.N264];IF(ISTEXT([.F264]);[.O26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See beauty in things that others might not notice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5]);[.K265];IF(ISTEXT([.C265]);[.L265];IF(ISTEXT([.D265]);[.M265];IF(ISTEXT([.E265]);[.N265];IF(ISTEXT([.F265]);[.O265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Only feel comfortable with friend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6]);[.K266];IF(ISTEXT([.C266]);[.L266];IF(ISTEXT([.D266]);[.M266];IF(ISTEXT([.E266]);[.N266];IF(ISTEXT([.F266]);[.O26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hink highly of myself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7]);[.K267];IF(ISTEXT([.C267]);[.L267];IF(ISTEXT([.D267]);[.M267];IF(ISTEXT([.E267]);[.N267];IF(ISTEXT([.F267]);[.O26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ake control of thing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8]);[.K268];IF(ISTEXT([.C268]);[.L268];IF(ISTEXT([.D268]);[.M268];IF(ISTEXT([.E268]);[.N268];IF(ISTEXT([.F268]);[.O26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arm up quickly to other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9]);[.K269];IF(ISTEXT([.C269]);[.L269];IF(ISTEXT([.D269]);[.M269];IF(ISTEXT([.E269]);[.N269];IF(ISTEXT([.F269]);[.O269];0)))))" office:value-type="float" office:value="4" calcext:value-type="float">
            <text:p>4</text:p>
          </table:table-cell>
        </table:table-row>
        <table:table-row table:style-name="ro4">
          <table:table-cell table:style-name="ce17" office:value-type="string" calcext:value-type="string">
            <text:p>Seek danger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0]);[.K270];IF(ISTEXT([.C270]);[.L270];IF(ISTEXT([.D270]);[.M270];IF(ISTEXT([.E270]);[.N270];IF(ISTEXT([.F270]);[.O27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interested in other people's problem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1]);[.K271];IF(ISTEXT([.C271]);[.L271];IF(ISTEXT([.D271]);[.M271];IF(ISTEXT([.E271]);[.N271];IF(ISTEXT([.F271]);[.O27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Prefer to be alone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2]);[.K272];IF(ISTEXT([.C272]);[.L272];IF(ISTEXT([.D272]);[.M272];IF(ISTEXT([.E272]);[.N272];IF(ISTEXT([.F272]);[.O27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ind it difficult to get down to work.</text:p>
          </table:table-cell>
          <table:table-cell table:style-name="ce45" table:content-validation-name="val1" table:number-columns-repeated="2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3]);[.K273];IF(ISTEXT([.C273]);[.L273];IF(ISTEXT([.D273]);[.M273];IF(ISTEXT([.E273]);[.N273];IF(ISTEXT([.F273]);[.O273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Believe that there is no absolute right or wrong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4]);[.K274];IF(ISTEXT([.C274]);[.L274];IF(ISTEXT([.D274]);[.M274];IF(ISTEXT([.E274]);[.N274];IF(ISTEXT([.F274]);[.O274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Seldom daydream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5]);[.K275];IF(ISTEXT([.C275]);[.L275];IF(ISTEXT([.D275]);[.M275];IF(ISTEXT([.E275]);[.N275];IF(ISTEXT([.F275]);[.O27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old a grudge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6]);[.K276];IF(ISTEXT([.C276]);[.L276];IF(ISTEXT([.D276]);[.M276];IF(ISTEXT([.E276]);[.N276];IF(ISTEXT([.F276]);[.O27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to act on a whim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7]);[.K277];IF(ISTEXT([.C277]);[.L277];IF(ISTEXT([.D277]);[.M277];IF(ISTEXT([.E277]);[.N277];IF(ISTEXT([.F277]);[.O27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sten to my conscience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8]);[.K278];IF(ISTEXT([.C278]);[.L278];IF(ISTEXT([.D278]);[.M278];IF(ISTEXT([.E278]);[.N278];IF(ISTEXT([.F278]);[.O27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o just enough work to get by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9]);[.K279];IF(ISTEXT([.C279]);[.L279];IF(ISTEXT([.D279]);[.M279];IF(ISTEXT([.E279]);[.N279];IF(ISTEXT([.F279]);[.O279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Never splurge.</text:p>
          </table:table-cell>
          <table:table-cell table:style-name="ce45" table:content-validation-name="val1" table:number-columns-repeated="2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0]);[.K280];IF(ISTEXT([.C280]);[.L280];IF(ISTEXT([.D280]);[.M280];IF(ISTEXT([.E280]);[.N280];IF(ISTEXT([.F280]);[.O280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Feel desperate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1]);[.K281];IF(ISTEXT([.C281]);[.L281];IF(ISTEXT([.D281]);[.M281];IF(ISTEXT([.E281]);[.N281];IF(ISTEXT([.F281]);[.O28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interested in theoretical discussion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2]);[.K282];IF(ISTEXT([.C282]);[.L282];IF(ISTEXT([.D282]);[.M282];IF(ISTEXT([.E282]);[.N282];IF(ISTEXT([.F282]);[.O28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Believe in human goodnes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3]);[.K283];IF(ISTEXT([.C283]);[.L283];IF(ISTEXT([.D283]);[.M283];IF(ISTEXT([.E283]);[.N283];IF(ISTEXT([.F283]);[.O28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ut people under pressure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4]);[.K284];IF(ISTEXT([.C284]);[.L284];IF(ISTEXT([.D284]);[.M284];IF(ISTEXT([.E284]);[.N284];IF(ISTEXT([.F284]);[.O28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little to say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5]);[.K285];IF(ISTEXT([.C285]);[.L285];IF(ISTEXT([.D285]);[.M285];IF(ISTEXT([.E285]);[.N285];IF(ISTEXT([.F285]);[.O28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now the answers to many question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6]);[.K286];IF(ISTEXT([.C286]);[.L286];IF(ISTEXT([.D286]);[.M286];IF(ISTEXT([.E286]);[.N286];IF(ISTEXT([.F286]);[.O28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a leisurely lifestyl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7]);[.K287];IF(ISTEXT([.C287]);[.L287];IF(ISTEXT([.D287]);[.M287];IF(ISTEXT([.E287]);[.N287];IF(ISTEXT([.F287]);[.O28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stressed out easily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8]);[.K288];IF(ISTEXT([.C288]);[.L288];IF(ISTEXT([.D288]);[.M288];IF(ISTEXT([.E288]);[.N288];IF(ISTEXT([.F288]);[.O28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ake friends easily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9]);[.K289];IF(ISTEXT([.C289]);[.L289];IF(ISTEXT([.D289]);[.M289];IF(ISTEXT([.E289]);[.N289];IF(ISTEXT([.F289]);[.O28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now how to cop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0]);[.K290];IF(ISTEXT([.C290]);[.L290];IF(ISTEXT([.D290]);[.M290];IF(ISTEXT([.E290]);[.N290];IF(ISTEXT([.F290]);[.O29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to help other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1]);[.K291];IF(ISTEXT([.C291]);[.L291];IF(ISTEXT([.D291]);[.M291];IF(ISTEXT([.E291]);[.N291];IF(ISTEXT([.F291]);[.O29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on't like crowded event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2]);[.K292];IF(ISTEXT([.C292]);[.L292];IF(ISTEXT([.D292]);[.M292];IF(ISTEXT([.E292]);[.N292];IF(ISTEXT([.F292]);[.O29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ndulge in my fantasie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3]);[.K293];IF(ISTEXT([.C293]);[.L293];IF(ISTEXT([.D293]);[.M293];IF(ISTEXT([.E293]);[.N293];IF(ISTEXT([.F293]);[.O29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ttached to conventional way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4]);[.K294];IF(ISTEXT([.C294]);[.L294];IF(ISTEXT([.D294]);[.M294];IF(ISTEXT([.E294]);[.N294];IF(ISTEXT([.F294]);[.O29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arry out my plan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5]);[.K295];IF(ISTEXT([.C295]);[.L295];IF(ISTEXT([.D295]);[.M295];IF(ISTEXT([.E295]);[.N295];IF(ISTEXT([.F295]);[.O29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islike loud music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6]);[.K296];IF(ISTEXT([.C296]);[.L296];IF(ISTEXT([.D296]);[.M296];IF(ISTEXT([.E296]);[.N296];IF(ISTEXT([.F296]);[.O29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afraid that I will do the wrong thing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7]);[.K297];IF(ISTEXT([.C297]);[.L297];IF(ISTEXT([.D297]);[.M297];IF(ISTEXT([.E297]);[.N297];IF(ISTEXT([.F297]);[.O29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order and regularity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8]);[.K298];IF(ISTEXT([.C298]);[.L298];IF(ISTEXT([.D298]);[.M298];IF(ISTEXT([.E298]);[.N298];IF(ISTEXT([.F298]);[.O29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Plunge into tasks with all my heart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9]);[.K299];IF(ISTEXT([.C299]);[.L299];IF(ISTEXT([.D299]);[.M299];IF(ISTEXT([.E299]);[.N299];IF(ISTEXT([.F299]);[.O29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eep my cool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00]);[.K300];IF(ISTEXT([.C300]);[.L300];IF(ISTEXT([.D300]);[.M300];IF(ISTEXT([.E300]);[.N300];IF(ISTEXT([.F300]);[.O30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end to vote for conservative political candidate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01]);[.K301];IF(ISTEXT([.C301]);[.L301];IF(ISTEXT([.D301]);[.M301];IF(ISTEXT([.E301]);[.N301];IF(ISTEXT([.F301]);[.O30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Panic easily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2]);[.K302];IF(ISTEXT([.C302]);[.L302];IF(ISTEXT([.D302]);[.M302];IF(ISTEXT([.E302]);[.N302];IF(ISTEXT([.F302]);[.O30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ympathize with the homeles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3]);[.K303];IF(ISTEXT([.C303]);[.L303];IF(ISTEXT([.D303]);[.M303];IF(ISTEXT([.E303]);[.N303];IF(ISTEXT([.F303]);[.O30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reak my promise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04]);[.K304];IF(ISTEXT([.C304]);[.L304];IF(ISTEXT([.D304]);[.M304];IF(ISTEXT([.E304]);[.N304];IF(ISTEXT([.F304]);[.O30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45"/>
          <table:table-cell office:value-type="string" calcext:value-type="string">
            <text:p>|</text:p>
          </table:table-cell>
          <table:table-cell office:value-type="string" calcext:value-type="string" table:number-columns-spanned="9" table:number-rows-spanned="1">
            <text:p>---------------------------------------------------------------------------------------------------------------------------</text:p>
          </table:table-cell>
          <table:covered-table-cell table:number-columns-repeated="6" table:style-name="ce45"/>
          <table:covered-table-cell table:number-columns-repeated="2" table:style-name="ce61"/>
        </table:table-row>
        <table:table-row table:style-name="ro4">
          <table:table-cell/>
          <table:table-cell table:style-name="ce5" table:number-columns-repeated="5"/>
          <table:table-cell table:number-columns-repeated="8"/>
          <table:table-cell table:style-name="ce8"/>
          <table:table-cell/>
        </table:table-row>
        <table:table-row table:style-name="ro4">
          <table:table-cell table:style-name="ce10" office:value-type="string" calcext:value-type="string" table:number-columns-spanned="16" table:number-rows-spanned="1">
            <text:p><text:span text:style-name="T1">Items are from the TedoneItemAssignmentTable spreadsheet downloaded from</text:span> the page <text:span text:style-name="T2">at https://ipip.ori.org/ItemAssignmentTable.htm</text:span> on May 23, 2020</text:p>
          </table:table-cell>
          <table:covered-table-cell table:number-columns-repeated="5" table:style-name="ce45"/>
          <table:covered-table-cell table:number-columns-repeated="2"/>
          <table:covered-table-cell table:number-columns-repeated="6" table:style-name="ce45"/>
          <table:covered-table-cell table:style-name="ce61"/>
          <table:covered-table-cell/>
        </table:table-row>
        <table:table-row table:style-name="ro4" table:number-rows-repeated="3">
          <table:table-cell/>
          <table:table-cell table:style-name="ce5" table:number-columns-repeated="5"/>
          <table:table-cell table:number-columns-repeated="8"/>
          <table:table-cell table:style-name="ce8"/>
          <table:table-cell/>
        </table:table-row>
        <table:table-row table:style-name="ro4">
          <table:table-cell/>
          <table:table-cell table:style-name="ce19" table:number-columns-repeated="2"/>
          <table:table-cell table:style-name="ce5" table:number-columns-repeated="3"/>
          <table:table-cell table:number-columns-repeated="8"/>
          <table:table-cell table:style-name="ce8"/>
          <table:table-cell/>
        </table:table-row>
        <table:table-row table:style-name="ro1">
          <table:table-cell table:style-name="ce11" office:value-type="string" calcext:value-type="string">
            <text:p>Score:</text:p>
          </table:table-cell>
          <table:table-cell table:style-name="ce43" office:value-type="string" calcext:value-type="string" table:number-columns-spanned="2" table:number-rows-spanned="1">
            <text:p>Facet</text:p>
          </table:table-cell>
          <table:covered-table-cell table:style-name="ce26"/>
          <table:table-cell table:style-name="ce43" office:value-type="string" calcext:value-type="string">
            <text:p>Raw</text:p>
          </table:table-cell>
          <table:table-cell table:style-name="ce43" office:value-type="string" calcext:value-type="string">
            <text:p>Percent</text:p>
          </table:table-cell>
          <table:table-cell table:style-name="ce43" office:value-type="string" calcext:value-type="string">
            <text:p>Meaning</text:p>
          </table:table-cell>
          <table:table-cell table:number-columns-repeated="8"/>
          <table:table-cell table:style-name="ce8"/>
          <table:table-cell/>
        </table:table-row>
        <table:table-row table:style-name="ro5">
          <table:table-cell table:style-name="ce12" office:value-type="string" calcext:value-type="string">
            <text:p>Neuroticism </text:p>
          </table:table-cell>
          <table:table-cell table:style-name="ce20" table:number-columns-spanned="2" table:number-rows-spanned="1"/>
          <table:covered-table-cell table:style-name="ce27"/>
          <table:table-cell table:style-name="ce31" table:formula="of:=SUM([.D314:.D319])" office:value-type="float" office:value="134" calcext:value-type="float">
            <text:p>134</text:p>
          </table:table-cell>
          <table:table-cell table:style-name="ce31" table:formula="of:=QUOTIENT(ORG.LIBREOFFICE.RAWSUBTRACT( [.D313];30);3)" office:value-type="float" office:value="34" calcext:value-type="float">
            <text:p>34</text:p>
          </table:table-cell>
          <table:table-cell table:style-name="ce33" table:formula="of:=IF([.E313]&lt;=20;&quot;Very Low&quot;;IF([.E313]&lt;=40;&quot;Low&quot;;IF([.E313]&lt;60;&quot;Average&quot;;IF([.E313]&lt;80;&quot;High&quot;;&quot;Very High&quot;))))" office:value-type="string" office:string-value="Low" calcext:value-type="string">
            <text:p>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9" office:value-type="string" calcext:value-type="string" table:number-columns-spanned="2" table:number-rows-spanned="1">
            <text:p>Anger</text:p>
          </table:table-cell>
          <table:covered-table-cell table:style-name="ce56"/>
          <table:table-cell table:style-name="ce5" table:formula="of:=SUM([.P27]+[.P48]+[.P97]+[.P133]+[.P168]+[.P193]+[.P214]+[.P228]+[.P261]+[.P300])" office:value-type="float" office:value="20" calcext:value-type="float">
            <text:p>20</text:p>
          </table:table-cell>
          <table:table-cell table:style-name="ce5" table:formula="of:=PRODUCT(2;ORG.LIBREOFFICE.RAWSUBTRACT( [.D314];5))" office:value-type="float" office:value="30" calcext:value-type="float">
            <text:p>30</text:p>
          </table:table-cell>
          <table:table-cell table:style-name="ce34" table:formula="of:=IF([.E314]&lt;=20;&quot;Very Low&quot;;IF([.E314]&lt;=40;&quot;Low&quot;;IF([.E314]&lt;60;&quot;Average&quot;;IF([.E314]&lt;80;&quot;High&quot;;&quot;Very High&quot;))))" office:value-type="string" office:string-value="Low" calcext:value-type="string">
            <text:p>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9" office:value-type="string" calcext:value-type="string" table:number-columns-spanned="2" table:number-rows-spanned="1">
            <text:p>Anxiety</text:p>
          </table:table-cell>
          <table:covered-table-cell table:style-name="ce56"/>
          <table:table-cell table:style-name="ce5" table:formula="of:=SUM([.P14]+[.P40]+[.P67]+[.P102]+[.P130]+[.P180]+[.P202]+[.P236]+[.P262]+[.P288])" office:value-type="float" office:value="23" calcext:value-type="float">
            <text:p>23</text:p>
          </table:table-cell>
          <table:table-cell table:style-name="ce5" table:formula="of:=PRODUCT(2;ORG.LIBREOFFICE.RAWSUBTRACT( [.D315];5))" office:value-type="float" office:value="36" calcext:value-type="float">
            <text:p>36</text:p>
          </table:table-cell>
          <table:table-cell table:style-name="ce34" table:formula="of:=IF([.E315]&lt;=20;&quot;Very Low&quot;;IF([.E315]&lt;=40;&quot;Low&quot;;IF([.E315]&lt;60;&quot;Average&quot;;IF([.E315]&lt;80;&quot;High&quot;;&quot;Very High&quot;))))" office:value-type="string" office:string-value="Low" calcext:value-type="string">
            <text:p>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9" office:value-type="string" calcext:value-type="string" table:number-columns-spanned="2" table:number-rows-spanned="1">
            <text:p>Depression</text:p>
          </table:table-cell>
          <table:covered-table-cell table:style-name="ce56"/>
          <table:table-cell table:style-name="ce5" table:formula="of:=SUM([.P11]+[.P30]+[.P78]+[.P132]+[.P166]+[.P196]+[.P209]+[.P225]+[.P246]+[.P281])" office:value-type="float" office:value="20" calcext:value-type="float">
            <text:p>20</text:p>
          </table:table-cell>
          <table:table-cell table:style-name="ce5" table:formula="of:=PRODUCT(2;ORG.LIBREOFFICE.RAWSUBTRACT( [.D316];5))" office:value-type="float" office:value="30" calcext:value-type="float">
            <text:p>30</text:p>
          </table:table-cell>
          <table:table-cell table:style-name="ce34" table:formula="of:=IF([.E316]&lt;=20;&quot;Very Low&quot;;IF([.E316]&lt;=40;&quot;Low&quot;;IF([.E316]&lt;60;&quot;Average&quot;;IF([.E316]&lt;80;&quot;High&quot;;&quot;Very High&quot;))))" office:value-type="string" office:string-value="Low" calcext:value-type="string">
            <text:p>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9" office:value-type="string" calcext:value-type="string" table:number-columns-spanned="2" table:number-rows-spanned="1">
            <text:p>Immoderation</text:p>
          </table:table-cell>
          <table:covered-table-cell table:style-name="ce56"/>
          <table:table-cell table:style-name="ce5" table:formula="of:=SUM([.P12]+[.P49]+[.P73]+[.P88]+[.P111]+[.P145]+[.P159]+[.P204]+[.P280]+[.P254])" office:value-type="float" office:value="27" calcext:value-type="float">
            <text:p>27</text:p>
          </table:table-cell>
          <table:table-cell table:style-name="ce5" table:formula="of:=PRODUCT(2;ORG.LIBREOFFICE.RAWSUBTRACT( [.D317];5))" office:value-type="float" office:value="44" calcext:value-type="float">
            <text:p>44</text:p>
          </table:table-cell>
          <table:table-cell table:style-name="ce34" table:formula="of:=IF([.E317]&lt;=20;&quot;Very Low&quot;;IF([.E317]&lt;=40;&quot;Low&quot;;IF([.E317]&lt;60;&quot;Average&quot;;IF([.E317]&lt;80;&quot;High&quot;;&quot;Very High&quot;))))" office:value-type="string" office:string-value="Average" calcext:value-type="string">
            <text:p>Average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Self-consciousness</text:p>
          </table:table-cell>
          <table:covered-table-cell table:style-name="ce29"/>
          <table:table-cell table:style-name="ce5" table:formula="of:=SUM([.P33]+[.P62]+[.P95]+[.P115]+[.P128]+[.P172]+[.P190]+[.P215]+[.P266]+[.P297])" office:value-type="float" office:value="22" calcext:value-type="float">
            <text:p>22</text:p>
          </table:table-cell>
          <table:table-cell table:style-name="ce5" table:formula="of:=PRODUCT(2;ORG.LIBREOFFICE.RAWSUBTRACT( [.D318];5))" office:value-type="float" office:value="34" calcext:value-type="float">
            <text:p>34</text:p>
          </table:table-cell>
          <table:table-cell table:style-name="ce34" table:formula="of:=IF([.E318]&lt;=20;&quot;Very Low&quot;;IF([.E318]&lt;=40;&quot;Low&quot;;IF([.E318]&lt;60;&quot;Average&quot;;IF([.E318]&lt;80;&quot;High&quot;;&quot;Very High&quot;))))" office:value-type="string" office:string-value="Low" calcext:value-type="string">
            <text:p>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Vulnerability</text:p>
          </table:table-cell>
          <table:covered-table-cell table:style-name="ce56"/>
          <table:table-cell table:style-name="ce5" table:formula="of:=SUM([.P7]+[.P24]+[.P57]+[.P71]+[.P192]+[.P208]+[.P218]+[.P251]+[.P290]+[.P302])" office:value-type="float" office:value="22" calcext:value-type="float">
            <text:p>22</text:p>
          </table:table-cell>
          <table:table-cell table:style-name="ce5" table:formula="of:=PRODUCT(2;ORG.LIBREOFFICE.RAWSUBTRACT( [.D319];5))" office:value-type="float" office:value="34" calcext:value-type="float">
            <text:p>34</text:p>
          </table:table-cell>
          <table:table-cell table:style-name="ce34" table:formula="of:=IF([.E319]&lt;=20;&quot;Very Low&quot;;IF([.E319]&lt;=40;&quot;Low&quot;;IF([.E319]&lt;60;&quot;Average&quot;;IF([.E319]&lt;80;&quot;High&quot;;&quot;Very High&quot;))))" office:value-type="string" office:string-value="Low" calcext:value-type="string">
            <text:p>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/>
          <table:table-cell table:style-name="ce56"/>
          <table:table-cell table:style-name="ce5" table:number-columns-repeated="2"/>
          <table:table-cell table:style-name="ce34"/>
          <table:table-cell table:number-columns-repeated="10"/>
        </table:table-row>
        <table:table-row table:style-name="ro5">
          <table:table-cell table:style-name="ce12" office:value-type="string" calcext:value-type="string">
            <text:p>Extraversion </text:p>
          </table:table-cell>
          <table:table-cell table:style-name="ce22" table:number-columns-spanned="2" table:number-rows-spanned="1"/>
          <table:covered-table-cell table:style-name="ce30"/>
          <table:table-cell table:style-name="ce32" table:formula="of:=SUM([.D322:.D327])" office:value-type="float" office:value="223" calcext:value-type="float">
            <text:p>223</text:p>
          </table:table-cell>
          <table:table-cell table:style-name="ce32" table:formula="of:=QUOTIENT(ORG.LIBREOFFICE.RAWSUBTRACT( [.D321];30);3)" office:value-type="float" office:value="64" calcext:value-type="float">
            <text:p>64</text:p>
          </table:table-cell>
          <table:table-cell table:style-name="ce35" table:formula="of:=IF([.E321]&lt;=20;&quot;Very Low&quot;;IF([.E321]&lt;=40;&quot;Low&quot;;IF([.E321]&lt;60;&quot;Average&quot;;IF([.E321]&lt;80;&quot;High&quot;;&quot;Very High&quot;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Activity-Level</text:p>
          </table:table-cell>
          <table:covered-table-cell table:style-name="ce56"/>
          <table:table-cell table:style-name="ce5" table:formula="of:=SUM([.P18]+[.P50]+[.P80]+[.P96]+[.P112]+[.P129]+[.P171]+[.P212]+[.P260]+[.P287])" office:value-type="float" office:value="32" calcext:value-type="float">
            <text:p>32</text:p>
          </table:table-cell>
          <table:table-cell table:style-name="ce5" table:formula="of:=PRODUCT(2;ORG.LIBREOFFICE.RAWSUBTRACT( [.D322];5))" office:value-type="float" office:value="54" calcext:value-type="float">
            <text:p>54</text:p>
          </table:table-cell>
          <table:table-cell table:style-name="ce34" table:formula="of:=IF([.E322]&lt;=20;&quot;Very Low&quot;;IF([.E322]&lt;=40;&quot;Low&quot;;IF([.E322]&lt;60;&quot;Average&quot;;IF([.E322]&lt;80;&quot;High&quot;;&quot;Very High&quot;))))" office:value-type="string" office:string-value="Average" calcext:value-type="string">
            <text:p>Average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Assertiveness</text:p>
          </table:table-cell>
          <table:covered-table-cell table:style-name="ce56"/>
          <table:table-cell table:style-name="ce5" table:formula="of:=SUM([.P55]+[.P72]+[.P86]+[.P106]+[.P122]+[.P136]+[.P182]+[.P220]+[.P268]+[.P285])" office:value-type="float" office:value="40" calcext:value-type="float">
            <text:p>40</text:p>
          </table:table-cell>
          <table:table-cell table:style-name="ce5" table:formula="of:=PRODUCT(2;ORG.LIBREOFFICE.RAWSUBTRACT( [.D323];5))" office:value-type="float" office:value="70" calcext:value-type="float">
            <text:p>70</text:p>
          </table:table-cell>
          <table:table-cell table:style-name="ce34" table:formula="of:=IF([.E323]&lt;=20;&quot;Very Low&quot;;IF([.E323]&lt;=40;&quot;Low&quot;;IF([.E323]&lt;60;&quot;Average&quot;;IF([.E323]&lt;80;&quot;High&quot;;&quot;Very High&quot;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Cheerfulness</text:p>
          </table:table-cell>
          <table:covered-table-cell table:style-name="ce56"/>
          <table:table-cell table:style-name="ce5" table:formula="of:=SUM([.P5]+[.P38]+[.P69]+[.P84]+[.P104]+[.P135]+[.P151]+[.P223]+[.P245]+[.P264])" office:value-type="float" office:value="41" calcext:value-type="float">
            <text:p>41</text:p>
          </table:table-cell>
          <table:table-cell table:style-name="ce5" table:formula="of:=PRODUCT(2;ORG.LIBREOFFICE.RAWSUBTRACT( [.D324];5))" office:value-type="float" office:value="72" calcext:value-type="float">
            <text:p>72</text:p>
          </table:table-cell>
          <table:table-cell table:style-name="ce34" table:formula="of:=IF([.E324]&lt;=20;&quot;Very Low&quot;;IF([.E324]&lt;=40;&quot;Low&quot;;IF([.E324]&lt;60;&quot;Average&quot;;IF([.E324]&lt;80;&quot;High&quot;;&quot;Very High&quot;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Excitement-Seeking</text:p>
          </table:table-cell>
          <table:covered-table-cell table:style-name="ce56"/>
          <table:table-cell table:style-name="ce5" table:formula="of:=SUM([.P13]+[.P32]+[.P53]+[.P94]+[.P150]+[.P179]+[.P213]+[.P227]+[.P270]+[.P296])" office:value-type="float" office:value="32" calcext:value-type="float">
            <text:p>32</text:p>
          </table:table-cell>
          <table:table-cell table:style-name="ce5" table:formula="of:=PRODUCT(2;ORG.LIBREOFFICE.RAWSUBTRACT( [.D325];5))" office:value-type="float" office:value="54" calcext:value-type="float">
            <text:p>54</text:p>
          </table:table-cell>
          <table:table-cell table:style-name="ce34" table:formula="of:=IF([.E325]&lt;=20;&quot;Very Low&quot;;IF([.E325]&lt;=40;&quot;Low&quot;;IF([.E325]&lt;60;&quot;Average&quot;;IF([.E325]&lt;80;&quot;High&quot;;&quot;Very High&quot;))))" office:value-type="string" office:string-value="Average" calcext:value-type="string">
            <text:p>Average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Friendliness</text:p>
          </table:table-cell>
          <table:covered-table-cell table:style-name="ce56"/>
          <table:table-cell table:style-name="ce5" table:formula="of:=SUM([.P26]+[.P47]+[.P64]+[.P87]+[.P140]+[.P153]+[.P188]+[.P250]+[.P269]+[.P289])" office:value-type="float" office:value="41" calcext:value-type="float">
            <text:p>41</text:p>
          </table:table-cell>
          <table:table-cell table:style-name="ce5" table:formula="of:=PRODUCT(2;ORG.LIBREOFFICE.RAWSUBTRACT( [.D326];5))" office:value-type="float" office:value="72" calcext:value-type="float">
            <text:p>72</text:p>
          </table:table-cell>
          <table:table-cell table:style-name="ce34" table:formula="of:=IF([.E326]&lt;=20;&quot;Very Low&quot;;IF([.E326]&lt;=40;&quot;Low&quot;;IF([.E326]&lt;60;&quot;Average&quot;;IF([.E326]&lt;80;&quot;High&quot;;&quot;Very High&quot;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Gregariousness</text:p>
          </table:table-cell>
          <table:covered-table-cell table:style-name="ce56"/>
          <table:table-cell table:style-name="ce5" table:formula="of:=SUM([.P25]+[.P61]+[.P113]+[.P147]+[.P164]+[.P187]+[.P211]+[.P243]+[.P272]+[.P292])" office:value-type="float" office:value="37" calcext:value-type="float">
            <text:p>37</text:p>
          </table:table-cell>
          <table:table-cell table:style-name="ce5" table:formula="of:=PRODUCT(2;ORG.LIBREOFFICE.RAWSUBTRACT( [.D327];5))" office:value-type="float" office:value="64" calcext:value-type="float">
            <text:p>64</text:p>
          </table:table-cell>
          <table:table-cell table:style-name="ce34" table:formula="of:=IF([.E327]&lt;=20;&quot;Very Low&quot;;IF([.E327]&lt;=40;&quot;Low&quot;;IF([.E327]&lt;60;&quot;Average&quot;;IF([.E327]&lt;80;&quot;High&quot;;&quot;Very High&quot;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/>
          <table:table-cell table:style-name="ce56"/>
          <table:table-cell table:style-name="ce5" table:number-columns-repeated="2"/>
          <table:table-cell table:style-name="ce34"/>
          <table:table-cell table:number-columns-repeated="10"/>
        </table:table-row>
        <table:table-row table:style-name="ro5">
          <table:table-cell table:style-name="ce12" office:value-type="string" calcext:value-type="string">
            <text:p>Openness </text:p>
          </table:table-cell>
          <table:table-cell table:style-name="ce51" table:number-columns-spanned="2" table:number-rows-spanned="1"/>
          <table:covered-table-cell table:style-name="ce51"/>
          <table:table-cell table:style-name="ce32" table:formula="of:=SUM([.D330:.D335])" office:value-type="float" office:value="247" calcext:value-type="float">
            <text:p>247</text:p>
          </table:table-cell>
          <table:table-cell table:style-name="ce32" table:formula="of:=QUOTIENT(ORG.LIBREOFFICE.RAWSUBTRACT( [.D329];30);3)" office:value-type="float" office:value="72" calcext:value-type="float">
            <text:p>72</text:p>
          </table:table-cell>
          <table:table-cell table:style-name="ce35" table:formula="of:=IF([.E329]&lt;=20;&quot;Very Low&quot;;IF([.E329]&lt;=40;&quot;Low&quot;;IF([.E329]&lt;60;&quot;Average&quot;;IF([.E329]&lt;80;&quot;High&quot;;&quot;Very High&quot;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Adventurousness</text:p>
          </table:table-cell>
          <table:covered-table-cell table:style-name="ce56"/>
          <table:table-cell table:style-name="ce5" table:formula="of:=SUM([.P28]+[.P45]+[.P103]+[.P120]+[.P137]+[.P152]+[.P173]+[.P221]+[.P248]+[.P294])" office:value-type="float" office:value="37" calcext:value-type="float">
            <text:p>37</text:p>
          </table:table-cell>
          <table:table-cell table:style-name="ce5" table:formula="of:=PRODUCT(2;ORG.LIBREOFFICE.RAWSUBTRACT( [.D330];5))" office:value-type="float" office:value="64" calcext:value-type="float">
            <text:p>64</text:p>
          </table:table-cell>
          <table:table-cell table:style-name="ce34" table:formula="of:=IF([.E330]&lt;=20;&quot;Very Low&quot;;IF([.E330]&lt;=40;&quot;Low&quot;;IF([.E330]&lt;60;&quot;Average&quot;;IF([.E330]&lt;80;&quot;High&quot;;&quot;Very High&quot;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Aesthetic Appreciation</text:p>
          </table:table-cell>
          <table:covered-table-cell table:style-name="ce56"/>
          <table:table-cell table:style-name="ce5" table:formula="of:=SUM([.P22]+[.P52]+[.P98]+[.P126]+[.P144]+[.P176]+[.P195]+[.P226]+[.P252]+[.P265])" office:value-type="float" office:value="47" calcext:value-type="float">
            <text:p>47</text:p>
          </table:table-cell>
          <table:table-cell table:style-name="ce5" table:formula="of:=PRODUCT(2;ORG.LIBREOFFICE.RAWSUBTRACT( [.D331];5))" office:value-type="float" office:value="84" calcext:value-type="float">
            <text:p>84</text:p>
          </table:table-cell>
          <table:table-cell table:style-name="ce34" table:formula="of:=IF([.E331]&lt;=20;&quot;Very Low&quot;;IF([.E331]&lt;=40;&quot;Low&quot;;IF([.E331]&lt;60;&quot;Average&quot;;IF([.E331]&lt;80;&quot;High&quot;;&quot;Very High&quot;))))" office:value-type="string" office:string-value="Very High" calcext:value-type="string">
            <text:p>Very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Emotionality</text:p>
          </table:table-cell>
          <table:covered-table-cell table:style-name="ce56"/>
          <table:table-cell table:style-name="ce5" table:formula="of:=SUM([.P29]+[.P59]+[.P105]+[.P124]+[.P148]+[.P181]+[.P200]+[.P219]+[.P233]+[.P244])" office:value-type="float" office:value="39" calcext:value-type="float">
            <text:p>39</text:p>
          </table:table-cell>
          <table:table-cell table:style-name="ce5" table:formula="of:=PRODUCT(2;ORG.LIBREOFFICE.RAWSUBTRACT( [.D332];5))" office:value-type="float" office:value="68" calcext:value-type="float">
            <text:p>68</text:p>
          </table:table-cell>
          <table:table-cell table:style-name="ce34" table:formula="of:=IF([.E332]&lt;=20;&quot;Very Low&quot;;IF([.E332]&lt;=40;&quot;Low&quot;;IF([.E332]&lt;60;&quot;Average&quot;;IF([.E332]&lt;80;&quot;High&quot;;&quot;Very High&quot;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Imagination</text:p>
          </table:table-cell>
          <table:covered-table-cell table:style-name="ce56"/>
          <table:table-cell table:style-name="ce5" table:formula="of:=SUM([.P41]+[.P77]+[.P114]+[.P158]+[.P186]+[.P206]+[.P224]+[.P258]+[.P275]+[.P293])" office:value-type="float" office:value="41" calcext:value-type="float">
            <text:p>41</text:p>
          </table:table-cell>
          <table:table-cell table:style-name="ce5" table:formula="of:=PRODUCT(2;ORG.LIBREOFFICE.RAWSUBTRACT( [.D333];5))" office:value-type="float" office:value="72" calcext:value-type="float">
            <text:p>72</text:p>
          </table:table-cell>
          <table:table-cell table:style-name="ce34" table:formula="of:=IF([.E333]&lt;=20;&quot;Very Low&quot;;IF([.E333]&lt;=40;&quot;Low&quot;;IF([.E333]&lt;60;&quot;Average&quot;;IF([.E333]&lt;80;&quot;High&quot;;&quot;Very High&quot;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Intellect</text:p>
          </table:table-cell>
          <table:covered-table-cell table:style-name="ce56"/>
          <table:table-cell table:style-name="ce5" table:formula="of:=SUM([.P16]+[.P44]+[.P66]+[.P110]+[.P143]+[.P163]+[.P199]+[.P232]+[.P256]+[.P282])" office:value-type="float" office:value="44" calcext:value-type="float">
            <text:p>44</text:p>
          </table:table-cell>
          <table:table-cell table:style-name="ce5" table:formula="of:=PRODUCT(2;ORG.LIBREOFFICE.RAWSUBTRACT( [.D334];5))" office:value-type="float" office:value="78" calcext:value-type="float">
            <text:p>78</text:p>
          </table:table-cell>
          <table:table-cell table:style-name="ce34" table:formula="of:=IF([.E334]&lt;=20;&quot;Very Low&quot;;IF([.E334]&lt;=40;&quot;Low&quot;;IF([.E334]&lt;60;&quot;Average&quot;;IF([.E334]&lt;80;&quot;High&quot;;&quot;Very High&quot;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Liberalism</text:p>
          </table:table-cell>
          <table:covered-table-cell table:style-name="ce56"/>
          <table:table-cell table:style-name="ce5" table:formula="of:=SUM([.P6]+[.P37]+[.P60]+[.P99]+[.P116]+[.P160]+[.P210]+[.P240]+[.P274]+[.P301])" office:value-type="float" office:value="39" calcext:value-type="float">
            <text:p>39</text:p>
          </table:table-cell>
          <table:table-cell table:style-name="ce5" table:formula="of:=PRODUCT(2;ORG.LIBREOFFICE.RAWSUBTRACT( [.D335];5))" office:value-type="float" office:value="68" calcext:value-type="float">
            <text:p>68</text:p>
          </table:table-cell>
          <table:table-cell table:style-name="ce34" table:formula="of:=IF([.E335]&lt;=20;&quot;Very Low&quot;;IF([.E335]&lt;=40;&quot;Low&quot;;IF([.E335]&lt;60;&quot;Average&quot;;IF([.E335]&lt;80;&quot;High&quot;;&quot;Very High&quot;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3">
          <table:table-cell table:style-name="ce14"/>
          <table:table-cell table:style-name="ce49"/>
          <table:table-cell table:style-name="ce56"/>
          <table:table-cell table:style-name="ce32" table:number-columns-repeated="2"/>
          <table:table-cell table:style-name="ce35"/>
          <table:table-cell table:number-columns-repeated="10"/>
        </table:table-row>
        <table:table-row table:style-name="ro3">
          <table:table-cell table:style-name="ce15" office:value-type="string" calcext:value-type="string">
            <text:p>Agreeableness</text:p>
          </table:table-cell>
          <table:table-cell table:style-name="ce24" table:number-columns-spanned="2" table:number-rows-spanned="1"/>
          <table:covered-table-cell table:style-name="ce51"/>
          <table:table-cell table:style-name="ce32" table:formula="of:=SUM([.D338:.D343])" office:value-type="float" office:value="229" calcext:value-type="float">
            <text:p>229</text:p>
          </table:table-cell>
          <table:table-cell table:style-name="ce32" table:formula="of:=QUOTIENT(ORG.LIBREOFFICE.RAWSUBTRACT( [.D337];30);3)" office:value-type="float" office:value="66" calcext:value-type="float">
            <text:p>66</text:p>
          </table:table-cell>
          <table:table-cell table:style-name="ce35" table:formula="of:=IF([.E337]&lt;=20;&quot;Very Low&quot;;IF([.E337]&lt;=40;&quot;Low&quot;;IF([.E337]&lt;60;&quot;Average&quot;;IF([.E337]&lt;80;&quot;High&quot;;&quot;Very High&quot;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Altruism</text:p>
          </table:table-cell>
          <table:covered-table-cell table:style-name="ce56"/>
          <table:table-cell table:style-name="ce5" table:formula="of:=SUM([.P15]+[.P34]+[.P56]+[.P74]+[.P90]+[.P146]+[.P177]+[.P198]+[.P239]+[.P291])" office:value-type="float" office:value="45" calcext:value-type="float">
            <text:p>45</text:p>
          </table:table-cell>
          <table:table-cell table:style-name="ce5" table:formula="of:=PRODUCT(2;ORG.LIBREOFFICE.RAWSUBTRACT( [.D338];5))" office:value-type="float" office:value="80" calcext:value-type="float">
            <text:p>80</text:p>
          </table:table-cell>
          <table:table-cell table:style-name="ce34" table:formula="of:=IF([.E338]&lt;=20;&quot;Very Low&quot;;IF([.E338]&lt;=40;&quot;Low&quot;;IF([.E338]&lt;60;&quot;Average&quot;;IF([.E338]&lt;80;&quot;High&quot;;&quot;Very High&quot;))))" office:value-type="string" office:string-value="Very High" calcext:value-type="string">
            <text:p>Very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Cooperation</text:p>
          </table:table-cell>
          <table:covered-table-cell table:style-name="ce56"/>
          <table:table-cell table:style-name="ce5" table:formula="of:=SUM([.P51]+[.P76]+[.P101]+[.P123]+[.P142]+[.P170]+[.P184]+[.P231]+[.P249]+[.P276])" office:value-type="float" office:value="35" calcext:value-type="float">
            <text:p>35</text:p>
          </table:table-cell>
          <table:table-cell table:style-name="ce5" table:formula="of:=PRODUCT(2;ORG.LIBREOFFICE.RAWSUBTRACT( [.D339];5))" office:value-type="float" office:value="60" calcext:value-type="float">
            <text:p>60</text:p>
          </table:table-cell>
          <table:table-cell table:style-name="ce34" table:formula="of:=IF([.E339]&lt;=20;&quot;Very Low&quot;;IF([.E339]&lt;=40;&quot;Low&quot;;IF([.E339]&lt;60;&quot;Average&quot;;IF([.E339]&lt;80;&quot;High&quot;;&quot;Very High&quot;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Modesty/Humility</text:p>
          </table:table-cell>
          <table:covered-table-cell table:style-name="ce56"/>
          <table:table-cell table:style-name="ce5" table:formula="of:=SUM([.P8]+[.P58]+[.P85]+[.P131]+[.P156]+[.P178]+[.P205]+[.P234]+[.P267]+[.P286])" office:value-type="float" office:value="31" calcext:value-type="float">
            <text:p>31</text:p>
          </table:table-cell>
          <table:table-cell table:style-name="ce5" table:formula="of:=PRODUCT(2;ORG.LIBREOFFICE.RAWSUBTRACT( [.D340];5))" office:value-type="float" office:value="52" calcext:value-type="float">
            <text:p>52</text:p>
          </table:table-cell>
          <table:table-cell table:style-name="ce34" table:formula="of:=IF([.E340]&lt;=20;&quot;Very Low&quot;;IF([.E340]&lt;=40;&quot;Low&quot;;IF([.E340]&lt;60;&quot;Average&quot;;IF([.E340]&lt;80;&quot;High&quot;;&quot;Very High&quot;))))" office:value-type="string" office:string-value="Average" calcext:value-type="string">
            <text:p>Average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Morality</text:p>
          </table:table-cell>
          <table:covered-table-cell table:style-name="ce56"/>
          <table:table-cell table:style-name="ce5" table:formula="of:=SUM([.P10]+[.P39]+[.P68]+[.P91]+[.P125]+[.P149]+[.P161]+[.P229]+[.P263]+[.P284])" office:value-type="float" office:value="36" calcext:value-type="float">
            <text:p>36</text:p>
          </table:table-cell>
          <table:table-cell table:style-name="ce5" table:formula="of:=PRODUCT(2;ORG.LIBREOFFICE.RAWSUBTRACT( [.D341];5))" office:value-type="float" office:value="62" calcext:value-type="float">
            <text:p>62</text:p>
          </table:table-cell>
          <table:table-cell table:style-name="ce34" table:formula="of:=IF([.E341]&lt;=20;&quot;Very Low&quot;;IF([.E341]&lt;=40;&quot;Low&quot;;IF([.E341]&lt;60;&quot;Average&quot;;IF([.E341]&lt;80;&quot;High&quot;;&quot;Very High&quot;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Sympathy</text:p>
          </table:table-cell>
          <table:covered-table-cell table:style-name="ce56"/>
          <table:table-cell table:style-name="ce5" table:formula="of:=SUM([.P54]+[.P83]+[.P121]+[.P141]+[.P165]+[.P183]+[.P201]+[.P216]+[.P271]+[.P303])" office:value-type="float" office:value="43" calcext:value-type="float">
            <text:p>43</text:p>
          </table:table-cell>
          <table:table-cell table:style-name="ce5" table:formula="of:=PRODUCT(2;ORG.LIBREOFFICE.RAWSUBTRACT( [.D342];5))" office:value-type="float" office:value="76" calcext:value-type="float">
            <text:p>76</text:p>
          </table:table-cell>
          <table:table-cell table:style-name="ce34" table:formula="of:=IF([.E342]&lt;=20;&quot;Very Low&quot;;IF([.E342]&lt;=40;&quot;Low&quot;;IF([.E342]&lt;60;&quot;Average&quot;;IF([.E342]&lt;80;&quot;High&quot;;&quot;Very High&quot;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Trust</text:p>
          </table:table-cell>
          <table:covered-table-cell table:style-name="ce56"/>
          <table:table-cell table:style-name="ce5" table:formula="of:=SUM([.P19]+[.P42]+[.P65]+[.P89]+[.P127]+[.P167]+[.P203]+[.P230]+[.P255]+[.P283])" office:value-type="float" office:value="39" calcext:value-type="float">
            <text:p>39</text:p>
          </table:table-cell>
          <table:table-cell table:style-name="ce5" table:formula="of:=PRODUCT(2;ORG.LIBREOFFICE.RAWSUBTRACT( [.D343];5))" office:value-type="float" office:value="68" calcext:value-type="float">
            <text:p>68</text:p>
          </table:table-cell>
          <table:table-cell table:style-name="ce34" table:formula="of:=IF([.E343]&lt;=20;&quot;Very Low&quot;;IF([.E343]&lt;=40;&quot;Low&quot;;IF([.E343]&lt;60;&quot;Average&quot;;IF([.E343]&lt;80;&quot;High&quot;;&quot;Very High&quot;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/>
          <table:table-cell table:style-name="ce56"/>
          <table:table-cell table:number-columns-repeated="13"/>
        </table:table-row>
        <table:table-row table:style-name="ro5">
          <table:table-cell table:style-name="ce12" office:value-type="string" calcext:value-type="string">
            <text:p>Conscientiousness </text:p>
          </table:table-cell>
          <table:table-cell table:style-name="ce51" table:number-columns-spanned="2" table:number-rows-spanned="1"/>
          <table:covered-table-cell table:style-name="ce51"/>
          <table:table-cell table:style-name="ce32" table:formula="of:=SUM([.D346:.D351])" office:value-type="float" office:value="213" calcext:value-type="float">
            <text:p>213</text:p>
          </table:table-cell>
          <table:table-cell table:style-name="ce32" table:formula="of:=QUOTIENT(ORG.LIBREOFFICE.RAWSUBTRACT( [.D345];30);3)" office:value-type="float" office:value="61" calcext:value-type="float">
            <text:p>61</text:p>
          </table:table-cell>
          <table:table-cell table:style-name="ce35" table:formula="of:=IF([.E345]&lt;=20;&quot;Very Low&quot;;IF([.E345]&lt;=40;&quot;Low&quot;;IF([.E345]&lt;60;&quot;Average&quot;;IF([.E345]&lt;80;&quot;High&quot;;&quot;Very High&quot;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Achievement-Striving</text:p>
          </table:table-cell>
          <table:covered-table-cell table:style-name="ce56"/>
          <table:table-cell table:style-name="ce5" table:formula="of:=SUM([.P17]+[.P46]+[.P75]+[.P93]+[.P134]+[.P175]+[.P241]+[.P257]+[.P279]+[.P299])" office:value-type="float" office:value="40" calcext:value-type="float">
            <text:p>40</text:p>
          </table:table-cell>
          <table:table-cell table:style-name="ce5" table:formula="of:=PRODUCT(2;ORG.LIBREOFFICE.RAWSUBTRACT( [.D346];5))" office:value-type="float" office:value="70" calcext:value-type="float">
            <text:p>70</text:p>
          </table:table-cell>
          <table:table-cell table:style-name="ce34" table:formula="of:=IF([.E346]&lt;=20;&quot;Very Low&quot;;IF([.E346]&lt;=40;&quot;Low&quot;;IF([.E346]&lt;60;&quot;Average&quot;;IF([.E346]&lt;80;&quot;High&quot;;&quot;Very High&quot;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Cautiousness</text:p>
          </table:table-cell>
          <table:covered-table-cell table:style-name="ce56"/>
          <table:table-cell table:style-name="ce5" table:formula="of:=SUM([.P21]+[.P36]+[.P70]+[.P109]+[.P138]+[.P155]+[.P189]+[.P207]+[.P235]+[.P277])" office:value-type="float" office:value="34" calcext:value-type="float">
            <text:p>34</text:p>
          </table:table-cell>
          <table:table-cell table:style-name="ce5" table:formula="of:=PRODUCT(2;ORG.LIBREOFFICE.RAWSUBTRACT( [.D347];5))" office:value-type="float" office:value="58" calcext:value-type="float">
            <text:p>58</text:p>
          </table:table-cell>
          <table:table-cell table:style-name="ce34" table:formula="of:=IF([.E347]&lt;=20;&quot;Very Low&quot;;IF([.E347]&lt;=40;&quot;Low&quot;;IF([.E347]&lt;60;&quot;Average&quot;;IF([.E347]&lt;80;&quot;High&quot;;&quot;Very High&quot;))))" office:value-type="string" office:string-value="Average" calcext:value-type="string">
            <text:p>Average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Dutifulness</text:p>
          </table:table-cell>
          <table:covered-table-cell table:style-name="ce56"/>
          <table:table-cell table:style-name="ce5" table:formula="of:=SUM([.P31]+[.P82]+[.P100]+[.P119]+[.P139]+[.P162]+[.P191]+[.P247]+[.P278]+[.P304])" office:value-type="float" office:value="40" calcext:value-type="float">
            <text:p>40</text:p>
          </table:table-cell>
          <table:table-cell table:style-name="ce5" table:formula="of:=PRODUCT(2;ORG.LIBREOFFICE.RAWSUBTRACT( [.D348];5))" office:value-type="float" office:value="70" calcext:value-type="float">
            <text:p>70</text:p>
          </table:table-cell>
          <table:table-cell table:style-name="ce34" table:formula="of:=IF([.E348]&lt;=20;&quot;Very Low&quot;;IF([.E348]&lt;=40;&quot;Low&quot;;IF([.E348]&lt;60;&quot;Average&quot;;IF([.E348]&lt;80;&quot;High&quot;;&quot;Very High&quot;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Orderliness</text:p>
          </table:table-cell>
          <table:covered-table-cell table:style-name="ce56"/>
          <table:table-cell table:style-name="ce5" table:formula="of:=SUM([.P9]+[.P35]+[.P63]+[.P92]+[.P118]+[.P169]+[.P197]+[.P237]+[.P253]+[.P298])" office:value-type="float" office:value="28" calcext:value-type="float">
            <text:p>28</text:p>
          </table:table-cell>
          <table:table-cell table:style-name="ce5" table:formula="of:=PRODUCT(2;ORG.LIBREOFFICE.RAWSUBTRACT( [.D349];5))" office:value-type="float" office:value="46" calcext:value-type="float">
            <text:p>46</text:p>
          </table:table-cell>
          <table:table-cell table:style-name="ce34" table:formula="of:=IF([.E349]&lt;=20;&quot;Very Low&quot;;IF([.E349]&lt;=40;&quot;Low&quot;;IF([.E349]&lt;60;&quot;Average&quot;;IF([.E349]&lt;80;&quot;High&quot;;&quot;Very High&quot;))))" office:value-type="string" office:string-value="Average" calcext:value-type="string">
            <text:p>Average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Self-Discipline</text:p>
          </table:table-cell>
          <table:covered-table-cell table:style-name="ce56"/>
          <table:table-cell table:style-name="ce5" table:formula="of:=SUM([.P23]+[.P81]+[.P108]+[.P154]+[.P174]+[.P194]+[.P217]+[.P242]+[.P273]+[.P295])" office:value-type="float" office:value="34" calcext:value-type="float">
            <text:p>34</text:p>
          </table:table-cell>
          <table:table-cell table:style-name="ce5" table:formula="of:=PRODUCT(2;ORG.LIBREOFFICE.RAWSUBTRACT( [.D350];5))" office:value-type="float" office:value="58" calcext:value-type="float">
            <text:p>58</text:p>
          </table:table-cell>
          <table:table-cell table:style-name="ce34" table:formula="of:=IF([.E350]&lt;=20;&quot;Very Low&quot;;IF([.E350]&lt;=40;&quot;Low&quot;;IF([.E350]&lt;60;&quot;Average&quot;;IF([.E350]&lt;80;&quot;High&quot;;&quot;Very High&quot;))))" office:value-type="string" office:string-value="Average" calcext:value-type="string">
            <text:p>Average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Self-Efficacy</text:p>
          </table:table-cell>
          <table:covered-table-cell table:style-name="ce56"/>
          <table:table-cell table:style-name="ce5" table:formula="of:=SUM([.P20]+[.P43]+[.P79]+[.P107]+[.P117]+[.P157]+[.P185]+[.P222]+[.P238]+[.P259])" office:value-type="float" office:value="37" calcext:value-type="float">
            <text:p>37</text:p>
          </table:table-cell>
          <table:table-cell table:style-name="ce5" table:formula="of:=PRODUCT(2;ORG.LIBREOFFICE.RAWSUBTRACT( [.D351];5))" office:value-type="float" office:value="64" calcext:value-type="float">
            <text:p>64</text:p>
          </table:table-cell>
          <table:table-cell table:style-name="ce34" table:formula="of:=IF([.E351]&lt;=20;&quot;Very Low&quot;;IF([.E351]&lt;=40;&quot;Low&quot;;IF([.E351]&lt;60;&quot;Average&quot;;IF([.E351]&lt;80;&quot;High&quot;;&quot;Very High&quot;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/>
          <table:table-cell table:style-name="ce25"/>
          <table:table-cell table:number-columns-repeated="14"/>
        </table:table-row>
        <table:table-row table:style-name="ro4" table:number-rows-repeated="7">
          <table:table-cell table:number-columns-repeated="16"/>
        </table:table-row>
        <table:table-row table:style-name="ro4">
          <table:table-cell table:style-name="ce28" office:value-type="string" calcext:value-type="string">
            <text:p>The sheet uses these values to validate the input: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Y</text:p>
          </table:table-cell>
          <table:table-cell table:number-columns-repeated="11"/>
        </table:table-row>
        <table:table-row table:style-name="ro4" table:number-rows-repeated="39">
          <table:table-cell table:number-columns-repeated="16"/>
        </table:table-row>
        <table:table-row table:style-name="ro4">
          <table:table-cell table:style-name="ce36" table:number-columns-spanned="5" table:number-rows-spanned="1"/>
          <table:covered-table-cell table:number-columns-repeated="4" table:style-name="ce45"/>
          <table:table-cell table:number-columns-repeated="11"/>
        </table:table-row>
        <table:table-row table:style-name="ro4">
          <table:table-cell table:number-columns-repeated="16"/>
        </table:table-row>
        <table:table-row table:style-name="ro4" table:number-rows-repeated="299">
          <table:table-cell/>
          <table:table-cell table:style-name="ce5" table:number-columns-repeated="4"/>
          <table:table-cell table:number-columns-repeated="11"/>
        </table:table-row>
        <table:table-row table:style-name="ro4" table:number-rows-repeated="1047875">
          <table:table-cell table:number-columns-repeated="16"/>
        </table:table-row>
        <table:table-row table:style-name="ro4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7">00/00/0000</text:date>, <text:time style:data-style-name="N2" text:time-value="06:56:11.4086914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dc:date>2020-06-07T09:16:09.739290837</dc:date>
    <meta:editing-duration>P1DT9H28M53S</meta:editing-duration>
    <meta:editing-cycles>207</meta:editing-cycles>
    <meta:document-statistic meta:table-count="1" meta:cell-count="3774" meta:object-count="0"/>
  </office:meta>
</office:document-meta>
</file>